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6" style:family="graphic" style:parent-style-name="has_5f_a_5f_conn">
      <style:graphic-properties/>
    </style:style>
    <style:style style:name="gr27" style:family="graphic" style:parent-style-name="Implements_5f_conn">
      <style:graphic-properties/>
    </style:style>
    <style:style style:name="gr28" style:family="graphic" style:parent-style-name="Extends_5f_conn">
      <style:graphic-properties/>
    </style:style>
    <style:style style:name="gr29" style:family="graphic" style:parent-style-name="Composes_5f_conn">
      <style:graphic-properties/>
    </style:style>
    <style:style style:name="gr30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2.53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3" style:family="graphic" style:parent-style-name="OptionalDeco">
      <style:graphic-properties fo:min-height="0.55cm" fo:min-width="3.364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InterfaceClass">
      <style:graphic-properties fo:min-height="0.578cm" fo:min-width="3.376cm"/>
      <style:paragraph-properties style:writing-mode="lr-tb"/>
    </style:style>
    <style:style style:name="gr38" style:family="graphic" style:parent-style-name="InterfaceClass">
      <style:graphic-properties fo:min-height="0.577cm" fo:min-width="3.376cm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Implements_5f_conn">
      <style:graphic-properties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has_5f_a_5f_conn">
      <style:graphic-properties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DataClass">
      <style:graphic-properties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uses_5f_conn">
      <style:graphic-properties/>
    </style:style>
    <style:style style:name="gr50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DataClass">
      <style:graphic-properties fo:min-height="0.578cm" fo:min-width="3.376cm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0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61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62" style:family="graphic" style:parent-style-name="twoheaded_5f_arrow">
      <style:graphic-properties draw:marker-start="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7" style:family="graphic" style:parent-style-name="standard">
      <style:graphic-properties draw:stroke="none" draw:fill="none" fo:min-height="0.87cm"/>
      <style:paragraph-properties style:writing-mode="lr-tb"/>
    </style:style>
    <style:style style:name="gr68" style:family="graphic" style:parent-style-name="standard">
      <style:graphic-properties draw:stroke="none" draw:fill="none" fo:min-height="1.168cm"/>
      <style:paragraph-properties style:writing-mode="lr-tb"/>
    </style:style>
    <style:style style:name="gr69" style:family="graphic" style:parent-style-name="standard">
      <style:graphic-properties draw:stroke="none" draw:fill="none" fo:min-height="3.073cm"/>
      <style:paragraph-properties style:writing-mode="lr-tb"/>
    </style:style>
    <style:style style:name="gr70" style:family="graphic" style:parent-style-name="OptionalDeco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>
      <style:graphic-properties svg:stroke-color="#3465a4" draw:textarea-vertical-align="middle"/>
    </style:style>
    <style:style style:name="gr75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7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77" style:family="graphic" style:parent-style-name="standard">
      <style:graphic-properties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79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80" style:family="graphic" style:parent-style-name="standard">
      <style:graphic-properties draw:stroke="none" draw:fill="none" fo:min-height="3.053cm"/>
      <style:paragraph-properties style:writing-mode="lr-tb"/>
    </style:style>
    <style:style style:name="gr81" style:family="graphic" style:parent-style-name="OptionalDeco">
      <style:graphic-properties fo:min-height="0.55cm" fo:min-width="3.898cm"/>
      <style:paragraph-properties style:writing-mode="lr-tb"/>
    </style:style>
    <style:style style:name="gr82" style:family="graphic" style:parent-style-name="OptionalDeco">
      <style:graphic-properties draw:fill-color="#ffffff" fo:min-height="0.55cm" fo:min-width="3.208cm"/>
      <style:paragraph-properties style:writing-mode="lr-tb"/>
    </style:style>
    <style:style style:name="gr83" style:family="graphic" style:parent-style-name="OptionalDeco">
      <style:graphic-properties draw:fill-color="#ffffff" fo:min-height="0.55cm" fo:min-width="2.79cm"/>
      <style:paragraph-properties style:writing-mode="lr-tb"/>
    </style:style>
    <style:style style:name="gr84" style:family="graphic" style:parent-style-name="OptionalDeco">
      <style:graphic-properties draw:fill-color="#ffffff" fo:min-height="0.55cm" fo:min-width="2.791cm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OptionalDeco">
      <style:graphic-properties draw:fill-color="#ffffff" fo:min-height="0.55cm" fo:min-width="2.792cm"/>
      <style:paragraph-properties style:writing-mode="lr-tb"/>
    </style:style>
    <style:style style:name="gr91" style:family="graphic" style:parent-style-name="OptionalDeco">
      <style:graphic-properties draw:fill-color="#ffffff" fo:min-height="0.55cm" fo:min-width="2.78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93" style:family="graphic" style:parent-style-name="OptionalDeco">
      <style:graphic-properties fo:min-height="0.55cm" fo:min-width="4.313cm"/>
      <style:paragraph-properties style:writing-mode="lr-tb"/>
    </style:style>
    <style:style style:name="gr94" style:family="graphic" style:parent-style-name="OptionalDeco">
      <style:graphic-properties fo:min-height="0.55cm" fo:min-width="3.769cm"/>
      <style:paragraph-properties style:writing-mode="lr-tb"/>
    </style:style>
    <style:style style:name="gr95" style:family="graphic" style:parent-style-name="OptionalDeco">
      <style:graphic-properties fo:min-height="0.55cm" fo:min-width="3.77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OptionalDeco">
      <style:graphic-properties fo:min-height="0.55cm" fo:min-width="3.767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7" style:family="graphic" style:parent-style-name="standard">
      <style:graphic-properties draw:stroke="none" draw:fill="none" fo:min-height="2.12cm"/>
      <style:paragraph-properties style:writing-mode="lr-tb"/>
    </style:style>
    <style:style style:name="gr108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109" style:family="graphic" style:parent-style-name="OptionalDeco">
      <style:graphic-properties fo:min-height="0.55cm" fo:min-width="4.011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14" style:family="graphic" style:parent-style-name="OptionalDeco">
      <style:graphic-properties fo:min-height="0.55cm" fo:min-width="3.734cm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OptionalDeco">
      <style:graphic-properties fo:min-height="0.549cm" fo:min-width="3.693cm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2.121cm"/>
      <style:paragraph-properties style:writing-mode="lr-tb"/>
    </style:style>
    <style:style style:name="gr123" style:family="graphic" style:parent-style-name="OptionalDeco">
      <style:graphic-properties fo:min-height="0.55cm" fo:min-width="3.563cm"/>
      <style:paragraph-properties style:writing-mode="lr-tb"/>
    </style:style>
    <style:style style:name="gr124" style:family="graphic" style:parent-style-name="OptionalDeco">
      <style:graphic-properties fo:min-height="0.55cm" fo:min-width="3.329cm"/>
      <style:paragraph-properties style:writing-mode="lr-tb"/>
    </style:style>
    <style:style style:name="gr125" style:family="graphic" style:parent-style-name="OptionalDeco">
      <style:graphic-properties fo:min-height="0.55cm" fo:min-width="3.328cm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draw:textarea-vertical-align="middle"/>
      <style:paragraph-properties style:writing-mode="lr-tb"/>
    </style:style>
    <style:style style:name="gr130" style:family="graphic" style:parent-style-name="OptionalDeco">
      <style:graphic-properties fo:min-height="0.55cm" fo:min-width="3.325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>
      <style:graphic-properties draw:stroke="none" draw:fill="none" fo:min-height="5.911cm"/>
      <style:paragraph-properties style:writing-mode="lr-tb"/>
    </style:style>
    <style:style style:name="gr141" style:family="graphic" style:parent-style-name="standard">
      <style:graphic-properties draw:fill-color="#ffffff" draw:textarea-horizontal-align="justify" draw:textarea-vertical-align="middle" draw:auto-grow-height="false" fo:min-height="0.851cm" fo:min-width="4.66cm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OptionalDeco">
      <style:graphic-properties draw:fill-color="#ffffff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>
      <style:graphic-properties draw:stroke="none" draw:fill="none" fo:min-height="4.026cm"/>
      <style:paragraph-properties style:writing-mode="lr-tb"/>
    </style:style>
    <style:style style:name="gr149" style:family="graphic" style:parent-style-name="OptionalDeco">
      <style:graphic-properties fo:min-height="0.55cm" fo:min-width="3.852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>
      <style:graphic-properties draw:stroke="none" draw:fill="none" fo:min-height="4.025cm"/>
      <style:paragraph-properties style:writing-mode="lr-tb"/>
    </style:style>
    <style:style style:name="gr155" style:family="graphic" style:parent-style-name="standard">
      <style:graphic-properties draw:stroke="none" draw:fill="none" fo:min-height="9.364cm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OptionalDeco">
      <style:graphic-properties fo:min-height="5.784cm" fo:min-width="25.506cm" draw:shadow="hidden"/>
    </style:style>
    <style:style style:name="gr160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61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62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63" style:family="graphic" style:parent-style-name="OptionalDeco">
      <style:graphic-properties draw:fill-color="#ffffff" fo:min-height="0.549cm" fo:min-width="3.792cm" draw:shadow="visible" draw:shadow-offset-x="0.106cm" draw:shadow-offset-y="0.106cm"/>
      <style:paragraph-properties style:writing-mode="lr-tb"/>
    </style:style>
    <style:style style:name="gr164" style:family="graphic" style:parent-style-name="OptionalDeco">
      <style:graphic-properties draw:fill-color="#ffffff" fo:min-height="0.55cm" fo:min-width="3.528cm" draw:shadow="visible" draw:shadow-offset-x="0.106cm" draw:shadow-offset-y="0.106cm"/>
      <style:paragraph-properties style:writing-mode="lr-tb"/>
    </style:style>
    <style:style style:name="gr165" style:family="graphic" style:parent-style-name="OptionalDeco">
      <style:graphic-properties draw:fill-color="#ffffff" fo:min-height="0.549cm" fo:min-width="3.73cm" draw:shadow="visible" draw:shadow-offset-x="0.106cm" draw:shadow-offset-y="0.106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47cm" draw:shadow="visible" draw:shadow-offset-x="0.106cm" draw:shadow-offset-y="0.106cm"/>
      <style:paragraph-properties style:writing-mode="lr-tb"/>
    </style:style>
    <style:style style:name="gr167" style:family="graphic" style:parent-style-name="OptionalDeco">
      <style:graphic-properties draw:fill-color="#ffffff" fo:min-height="0.549cm" fo:min-width="3.729cm" draw:shadow="visible" draw:shadow-offset-x="0.106cm" draw:shadow-offset-y="0.106cm"/>
      <style:paragraph-properties style:writing-mode="lr-tb"/>
    </style:style>
    <style:style style:name="gr168" style:family="graphic" style:parent-style-name="OptionalDeco">
      <style:graphic-properties draw:fill-color="#ffffff" fo:min-height="0.549cm" fo:min-width="3.391cm" draw:shadow="visible" draw:shadow-offset-x="0.106cm" draw:shadow-offset-y="0.106cm"/>
      <style:paragraph-properties style:writing-mode="lr-tb"/>
    </style:style>
    <style:style style:name="gr169" style:family="graphic" style:parent-style-name="OptionalDeco">
      <style:graphic-properties draw:fill-color="#ffffff" fo:min-height="0.549cm" fo:min-width="3.981cm" draw:shadow="visible" draw:shadow-offset-x="0.106cm" draw:shadow-offset-y="0.106cm"/>
      <style:paragraph-properties style:writing-mode="lr-tb"/>
    </style:style>
    <style:style style:name="gr170" style:family="graphic" style:parent-style-name="OptionalDeco">
      <style:graphic-properties draw:fill-color="#ffffff" fo:min-height="0.504cm" fo:min-width="3.223cm" draw:shadow="visible" draw:shadow-offset-x="0.106cm" draw:shadow-offset-y="0.106cm"/>
      <style:paragraph-properties style:writing-mode="lr-tb"/>
    </style:style>
    <style:style style:name="gr171" style:family="graphic" style:parent-style-name="OptionalDeco">
      <style:graphic-properties draw:fill-color="#ffffff" fo:min-height="0.505cm" fo:min-width="2.994cm" draw:shadow="visible" draw:shadow-offset-x="0.106cm" draw:shadow-offset-y="0.106cm"/>
      <style:paragraph-properties style:writing-mode="lr-tb"/>
    </style:style>
    <style:style style:name="gr172" style:family="graphic" style:parent-style-name="OptionalDeco">
      <style:graphic-properties draw:fill-color="#ffffff" fo:min-height="0.504cm" fo:min-width="3.224cm" draw:shadow="visible" draw:shadow-offset-x="0.106cm" draw:shadow-offset-y="0.106cm"/>
      <style:paragraph-properties style:writing-mode="lr-tb"/>
    </style:style>
    <style:style style:name="gr173" style:family="graphic" style:parent-style-name="OptionalDeco">
      <style:graphic-properties draw:fill-color="#ffffff" fo:min-height="0.504cm" fo:min-width="3.222cm" draw:shadow="visible" draw:shadow-offset-x="0.106cm" draw:shadow-offset-y="0.106cm"/>
      <style:paragraph-properties style:writing-mode="lr-tb"/>
    </style:style>
    <style:style style:name="gr174" style:family="graphic" style:parent-style-name="OptionalDeco">
      <style:graphic-properties draw:fill-color="#ffffff" fo:min-height="0.549cm" fo:min-width="3.46cm" draw:shadow="visible" draw:shadow-offset-x="0.106cm" draw:shadow-offset-y="0.106cm"/>
      <style:paragraph-properties style:writing-mode="lr-tb"/>
    </style:style>
    <style:style style:name="gr175" style:family="graphic" style:parent-style-name="OptionalDeco">
      <style:graphic-properties fo:min-height="0.504cm" fo:min-width="3.224cm" draw:shadow="visible" draw:shadow-offset-x="0.106cm" draw:shadow-offset-y="0.106cm"/>
      <style:paragraph-properties style:writing-mode="lr-tb"/>
    </style:style>
    <style:style style:name="gr176" style:family="graphic" style:parent-style-name="OptionalDeco">
      <style:graphic-properties fo:min-height="0.504cm" fo:min-width="3.222cm" draw:shadow="visible" draw:shadow-offset-x="0.106cm" draw:shadow-offset-y="0.106cm"/>
      <style:paragraph-properties style:writing-mode="lr-tb"/>
    </style:style>
    <style:style style:name="gr177" style:family="graphic" style:parent-style-name="OptionalDeco">
      <style:graphic-properties draw:shadow="visible" draw:shadow-offset-x="0.106cm" draw:shadow-offset-y="0.106cm"/>
      <style:paragraph-properties style:writing-mode="lr-tb"/>
    </style:style>
    <style:style style:name="gr178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80" style:family="graphic" style:parent-style-name="standard">
      <style:graphic-properties draw:stroke="none" draw:fill="none" fo:min-height="7.881cm"/>
      <style:paragraph-properties style:writing-mode="lr-tb"/>
    </style:style>
    <style:style style:name="gr181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82" style:family="graphic" style:parent-style-name="OptionalDeco">
      <style:graphic-properties fo:min-height="0.55cm" fo:min-width="3.743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7cm" fo:min-width="0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93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7.869cm" style:use-optimal-column-width="false"/>
    </style:style>
    <style:style style:name="co5" style:family="table-column">
      <style:table-column-properties style:column-width="4.558cm" style:use-optimal-column-width="false"/>
    </style:style>
    <style:style style:name="co6" style:family="table-column">
      <style:table-column-properties style:column-width="6.012cm" style:use-optimal-column-width="false"/>
    </style:style>
    <style:style style:name="co7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866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882cm" style:use-optimal-row-height="false"/>
    </style:style>
    <style:style style:name="ro7" style:family="table-row">
      <style:table-row-properties style:row-height="0.965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4" style:family="table-cell">
      <loext:graphic-properties draw:fill="none"/>
      <style:paragraph-properties fo:border="0.03pt solid #000000"/>
    </style:style>
    <style:style style:name="ce5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6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7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8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style:writing-mode="lr-tb"/>
    </style:style>
    <style:style style:name="P16" style:family="paragraph">
      <style:paragraph-properties fo:margin-top="0.076cm" fo:margin-bottom="0cm"/>
      <style:text-properties fo:font-size="10pt"/>
    </style:style>
    <style:style style:name="P17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8" style:family="paragraph">
      <style:text-properties fo:font-size="22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  <style:text-properties fo:font-size="10pt"/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  <style:text-properties fo:font-size="10pt"/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paragraph-properties style:writing-mode="lr-tb"/>
      <style:text-properties fo:font-size="12pt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style:paragraph-properties fo:text-align="center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style:paragraph-properties fo:text-align="center"/>
      <style:text-properties fo:font-size="14pt" style:font-size-asian="14pt" style:font-size-complex="14pt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style:text-properties fo:color="#666666" loext:opacity="100%" fo:font-size="14pt" style:font-size-asian="14pt" style:font-size-complex="14pt"/>
    </style:style>
    <style:style style:name="P37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/>
      <style:text-properties fo:font-size="22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42" style:family="paragraph">
      <loext:graphic-properties draw:fill-color="#ffffff"/>
      <style:paragraph-properties style:writing-mode="lr-tb"/>
      <style:text-properties fo:font-size="10pt"/>
    </style:style>
    <style:style style:name="P43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4" style:family="paragraph">
      <style:paragraph-properties fo:text-align="start" style:writing-mode="lr-tb"/>
      <style:text-properties fo:font-size="10pt"/>
    </style:style>
    <style:style style:name="P45" style:family="paragraph">
      <style:paragraph-properties fo:text-align="center"/>
      <style:text-properties fo:font-size="12pt"/>
    </style:style>
    <style:style style:name="P46" style:family="paragraph">
      <loext:graphic-properties draw:fill="none" draw:fill-color="#ffffff"/>
      <style:paragraph-properties fo:text-align="center"/>
      <style:text-properties fo:font-size="12pt"/>
    </style:style>
    <style:style style:name="P47" style:family="paragraph">
      <style:text-properties fo:font-size="10pt"/>
    </style:style>
    <style:style style:name="P48" style:family="paragraph">
      <loext:graphic-properties draw:fill-color="#ffffff"/>
      <style:paragraph-properties fo:text-align="start" style:writing-mode="lr-tb"/>
      <style:text-properties fo:font-size="10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="none"/>
      <style:paragraph-properties style:writing-mode="lr-tb"/>
      <style:text-properties fo:font-size="10pt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="none" draw:fill-color="#ffffff"/>
      <style:paragraph-properties style:writing-mode="lr-tb"/>
      <style:text-properties fo:font-size="10pt"/>
    </style:style>
    <style:style style:name="P5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loext:opacity="100%" fo:font-size="14pt" style:font-size-asian="14pt" style:font-size-complex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/>
    </style:style>
    <style:style style:name="T15" style:family="text">
      <style:text-properties style:text-position="33% 58%" fo:font-size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13" draw:layer="layout" svg:width="3.81cm" svg:height="0.635cm" svg:x="3.857cm" svg:y="6.08cm">
          <text:p text:style-name="P12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3.81cm" svg:height="0.635cm" svg:x="3.857cm" svg:y="7.15cm">
          <text:p text:style-name="P12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6" draw:text-style-name="P15" draw:layer="layout" svg:x1="4.088cm" svg:y1="8.42cm" svg:x2="5.04cm" svg:y2="8.42cm">
          <text:p/>
        </draw:line>
        <draw:line draw:style-name="gr27" draw:layer="layout" svg:x1="4.088cm" svg:y1="8.855cm" svg:x2="5.04cm" svg:y2="8.855cm">
          <text:p/>
        </draw:line>
        <draw:line draw:style-name="gr28" draw:layer="layout" svg:x1="4.088cm" svg:y1="9.29cm" svg:x2="5.04cm" svg:y2="9.29cm">
          <text:p/>
        </draw:line>
        <draw:line draw:style-name="gr29" draw:layer="layout" svg:x1="4.106cm" svg:y1="9.807cm" svg:x2="5.058cm" svg:y2="9.807cm">
          <text:p/>
        </draw:line>
        <draw:line draw:style-name="gr30" draw:text-style-name="P8" draw:layer="layout" svg:x1="4.206cm" svg:y1="10.325cm" svg:x2="5.158cm" svg:y2="10.325cm">
          <text:p/>
        </draw:line>
        <draw:frame draw:style-name="gr31" draw:text-style-name="P17" draw:layer="layout" svg:width="2.827cm" svg:height="2.639cm" svg:x="5.158cm" svg:y="8.203cm">
          <draw:text-box>
            <text:p text:style-name="P16"><text:span text:style-name="T8">Has-a</text:span></text:p>
            <text:p text:style-name="P16"><text:span text:style-name="T8">Implements</text:span></text:p>
            <text:p text:style-name="P16"><text:span text:style-name="T8">Extends</text:span></text:p>
            <text:p text:style-name="P16"><text:span text:style-name="T8">Composes</text:span></text:p>
            <text:p text:style-name="P16"><text:span text:style-name="T8">Uses</text:span></text:p>
          </draw:text-box>
        </draw:frame>
        <draw:frame draw:style-name="gr32" draw:text-style-name="P10" draw:layer="layout" svg:width="7.938cm" svg:height="0.971cm" svg:x="9.255cm" svg:y="0.981cm">
          <draw:text-box>
            <text:p text:style-name="P18"><text:span text:style-name="T6">Notation Convensions</text:span></text:p>
          </draw:text-box>
        </draw:frame>
        <draw:custom-shape draw:style-name="gr33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Optional dec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9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2" draw:text-style-name="P24" draw:layer="layout" svg:width="7.938cm" svg:height="0.971cm" svg:x="15.922cm" svg:y="4.474cm">
          <draw:text-box>
            <text:p text:style-name="P23">Deco Chain Convensions</text:p>
          </draw:text-box>
        </draw:frame>
        <draw:frame draw:style-name="gr35" draw:text-style-name="P24" draw:layer="layout" svg:width="8.573cm" svg:height="0.953cm" svg:x="2.587cm" svg:y="4.474cm">
          <draw:text-box>
            <text:p text:style-name="P23">Class Diagram Convensions</text:p>
          </draw:text-box>
        </draw:frame>
      </draw:page>
      <draw:page draw:name="page3" draw:style-name="dp1" draw:master-page-name="Default">
        <draw:custom-shape draw:style-name="gr36" draw:text-style-name="P2" xml:id="id15" draw:id="id15" draw:layer="layout" svg:width="3.81cm" svg:height="0.762cm" svg:x="6.22cm" svg:y="9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17" draw:id="id17" draw:layer="layout" svg:width="3.81cm" svg:height="0.762cm" svg:x="4.34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14" draw:id="id14" draw:layer="layout" svg:width="3.81cm" svg:height="0.762cm" svg:x="9.077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xml:id="id11" draw:id="id11" draw:layer="layout" svg:width="3.81cm" svg:height="0.761cm" svg:x="20.215cm" svg:y="4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16" draw:id="id16" draw:layer="layout" svg:width="3.81cm" svg:height="0.762cm" svg:x="1.517cm" svg:y="3.7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2" draw:id="id12" draw:layer="layout" svg:width="3.81cm" svg:height="0.762cm" svg:x="22.355cm" svg:y="9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3" draw:id="id13" draw:layer="layout" svg:width="3.81cm" svg:height="0.762cm" svg:x="22.355cm" svg:y="7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42" draw:text-style-name="P15" draw:layer="layout" svg:x1="20.977cm" svg:y1="5.752cm" svg:x2="22.355cm" svg:y2="9.753cm" draw:start-shape="id11" draw:start-glue-point="6" draw:end-shape="id12" draw:end-glue-point="3" svg:d="M20977 5752v4001h1378" svg:viewBox="0 0 1379 4002">
          <text:p><text:s text:c="5"/></text:p>
        </draw:connector>
        <draw:connector draw:style-name="gr27" draw:layer="layout" svg:x1="20.977cm" svg:y1="5.752cm" svg:x2="22.355cm" svg:y2="8.107cm" draw:start-shape="id11" draw:start-glue-point="6" draw:end-shape="id13" draw:end-glue-point="3" svg:d="M20977 5752v2355h1378" svg:viewBox="0 0 1379 2356">
          <text:p/>
        </draw:connector>
        <draw:connector draw:style-name="gr27" draw:layer="layout" draw:line-skew="-0.064cm" svg:x1="10.982cm" svg:y1="6.762cm" svg:x2="8.125cm" svg:y2="9.945cm" draw:start-shape="id14" draw:start-glue-point="2" draw:end-shape="id15" draw:end-glue-point="0" svg:d="M10982 6762v1528h-2857v1655" svg:viewBox="0 0 2858 3184">
          <text:p/>
        </draw:connector>
        <draw:connector draw:style-name="gr26" draw:layer="layout" svg:x1="5.327cm" svg:y1="4.356cm" svg:x2="6.245cm" svg:y2="6cm" draw:start-shape="id16" draw:start-glue-point="8" draw:end-shape="id17" draw:end-glue-point="0" svg:d="M5327 4356h918v1644" svg:viewBox="0 0 919 1645">
          <text:p/>
        </draw:connector>
        <draw:connector draw:style-name="gr27" draw:layer="layout" draw:line-skew="-0.118cm" svg:x1="6.245cm" svg:y1="6.762cm" svg:x2="8.125cm" svg:y2="9.945cm" draw:start-shape="id17" draw:start-glue-point="2" draw:end-shape="id15" draw:end-glue-point="0" svg:d="M6245 6762v1474h1880v1709" svg:viewBox="0 0 1881 3184">
          <text:p/>
        </draw:connector>
        <draw:custom-shape draw:style-name="gr38" draw:text-style-name="P25" xml:id="id18" draw:id="id18" draw:layer="layout" svg:width="3.81cm" svg:height="0.761cm" svg:x="14.5cm" svg:y="10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xml:id="id19" draw:id="id19" draw:layer="layout" svg:width="3.81cm" svg:height="0.762cm" svg:x="14.517cm" svg:y="13.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27" draw:layer="layout" svg:x1="16.405cm" svg:y1="11.468cm" svg:x2="16.422cm" svg:y2="13.12cm" draw:start-shape="id18" draw:start-glue-point="2" draw:end-shape="id19" draw:end-glue-point="0" svg:d="M16405 11468v826h17v826" svg:viewBox="0 0 18 1653">
          <text:p/>
        </draw:connector>
        <draw:connector draw:style-name="gr26" draw:layer="layout" svg:x1="14.5cm" svg:y1="10.834cm" svg:x2="12.887cm" svg:y2="6.634cm" draw:start-shape="id18" draw:start-glue-point="10" draw:end-shape="id14" draw:end-glue-point="8" svg:d="M14500 10834h-806v-4200h-807" svg:viewBox="0 0 1614 4201">
          <text:p/>
        </draw:connector>
        <draw:connector draw:style-name="gr26" draw:layer="layout" draw:line-skew="1.441cm" svg:x1="20.215cm" svg:y1="5.119cm" svg:x2="12.887cm" svg:y2="6.128cm" draw:start-shape="id11" draw:start-glue-point="10" draw:end-shape="id14" draw:end-glue-point="9" svg:d="M20215 5119h-2223v1009h-5105" svg:viewBox="0 0 7329 1010">
          <text:p/>
        </draw:connector>
        <draw:connector draw:style-name="gr44" draw:text-style-name="P15" draw:layer="layout" svg:x1="20.215cm" svg:y1="5.625cm" svg:x2="18.327cm" svg:y2="13.501cm" draw:start-shape="id11" draw:start-glue-point="11" draw:end-shape="id19" draw:end-glue-point="1" svg:d="M20215 5625h-944v7876h-944" svg:viewBox="0 0 1889 7877">
          <text:p><text:s/></text:p>
        </draw:connector>
        <draw:custom-shape draw:style-name="gr45" draw:text-style-name="P2" xml:id="id20" draw:id="id20" draw:layer="layout" svg:width="3.81cm" svg:height="0.762cm" svg:x="22.437cm" svg:y="10.8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27" draw:layer="layout" svg:x1="20.977cm" svg:y1="5.752cm" svg:x2="22.437cm" svg:y2="11.279cm" draw:start-shape="id11" draw:start-glue-point="6" draw:end-shape="id20" draw:end-glue-point="3" svg:d="M20977 5752v5527h1460" svg:viewBox="0 0 1461 5528">
          <text:p/>
        </draw:connector>
        <draw:connector draw:style-name="gr26" draw:layer="layout" svg:x1="5.327cm" svg:y1="3.85cm" svg:x2="16.405cm" svg:y2="10.707cm" draw:start-shape="id16" draw:start-glue-point="9" draw:end-shape="id18" draw:end-glue-point="0" svg:d="M5327 3850h11078v6857" svg:viewBox="0 0 11079 6858">
          <text:p/>
        </draw:connector>
        <draw:custom-shape draw:style-name="gr38" draw:text-style-name="P25" xml:id="id21" draw:id="id21" draw:layer="layout" svg:width="3.81cm" svg:height="0.761cm" svg:x="2.787cm" svg:y="14.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xml:id="id22" draw:id="id22" draw:layer="layout" svg:width="3.81cm" svg:height="0.762cm" svg:x="2.787cm" svg:y="15.7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GameState</text:p>
          <draw:enhanced-geometry svg:viewBox="0 0 21600 21600" draw:type="rectangle" draw:enhanced-path="M 0 0 L 21600 0 21600 21600 0 21600 0 0 Z N"/>
        </draw:custom-shape>
        <draw:connector draw:style-name="gr27" draw:layer="layout" svg:x1="4.692cm" svg:y1="14.961cm" svg:x2="4.692cm" svg:y2="15.786cm" draw:start-shape="id21" draw:start-glue-point="2" draw:end-shape="id22" draw:end-glue-point="0" svg:d="M4692 14961v825" svg:viewBox="0 0 1 826">
          <text:p/>
        </draw:connector>
        <draw:frame draw:style-name="gr47" draw:text-style-name="P11" draw:layer="layout" svg:width="4.127cm" svg:height="1.693cm" svg:x="7.233cm" svg:y="15.4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8" draw:text-style-name="P2" xml:id="id23" draw:id="id23" draw:layer="layout" svg:width="3.81cm" svg:height="0.762cm" svg:x="14.517cm" svg:y="16.4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9" draw:layer="layout" svg:x1="16.422cm" svg:y1="13.882cm" svg:x2="16.422cm" svg:y2="16.448cm" draw:start-shape="id19" draw:start-glue-point="2" draw:end-shape="id23" draw:end-glue-point="0" svg:d="M16422 13882v2566" svg:viewBox="0 0 1 2567">
          <text:p/>
        </draw:connector>
        <draw:frame draw:style-name="gr47" draw:text-style-name="P11" draw:layer="layout" svg:width="4.127cm" svg:height="1.693cm" svg:x="18.663cm" svg:y="16.6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4" draw:style-name="dp1" draw:master-page-name="Default">
        <draw:custom-shape draw:style-name="gr50" draw:text-style-name="P26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25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6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7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27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29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29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26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26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26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8" draw:text-style-name="P28" draw:layer="layout" svg:width="1.141cm" svg:height="0.577cm" svg:x="4.322cm" svg:y="7.667cm">
          <draw:text-box>
            <text:p><text:span text:style-name="T10">many</text:span></text:p>
          </draw:text-box>
        </draw:frame>
        <draw:frame draw:style-name="gr59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27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60" draw:text-style-name="P30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61" draw:text-style-name="P30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9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37" draw:text-style-name="P25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26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26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8" draw:text-style-name="P28" draw:layer="layout" svg:width="1.141cm" svg:height="0.577cm" svg:x="3.54cm" svg:y="17.054cm">
          <draw:text-box>
            <text:p><text:span text:style-name="T10">many</text:span></text:p>
          </draw:text-box>
        </draw:frame>
        <draw:connector draw:style-name="gr62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3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37" draw:text-style-name="P25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5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9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26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26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5" draw:style-name="dp1" draw:master-page-name="Default">
        <draw:frame draw:style-name="standard" draw:layer="layout" svg:width="21.753cm" svg:height="7.61cm" svg:x="1.952cm" svg:y="4.1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p text:style-name="P31"><text:span text:style-name="T11">Mancala Methods</text:span></text:p>
                <text:p text:style-name="P31"><text:span text:style-name="T11">(mancala.py)</text:span></text:p>
              </table:table-cell>
              <table:covered-table-cell/>
              <table:table-cell>
                <text:p><text:span text:style-name="T11">Description</text:span></text:p>
              </table:table-cell>
              <table:table-cell>
                <text:p><text:span text:style-name="T11">Decorator(s)</text:span></text:p>
              </table:table-cell>
            </table:table-row>
            <table:table-row table:style-name="ro2" table:default-cell-style-name="ce4">
              <table:table-cell table:style-name="ce3" table:number-rows-spanned="5">
                <text:p><text:span text:style-name="T11">move</text:span></text:p>
              </table:table-cell>
              <table:table-cell table:number-rows-spanned="3">
                <text:p><text:span text:style-name="T11">do_sow</text:span></text:p>
              </table:table-cell>
              <table:table-cell table:style-name="ce5">
                <text:p text:style-name="P32"><text:span text:style-name="T10">Start Sow (parse move, first hole, seeds)</text:span></text:p>
              </table:table-cell>
              <table:table-cell>
                <text:p><text:span text:style-name="T11">sow_start</text:span></text:p>
              </table:table-cell>
            </table:table-row>
            <table:table-row table:style-name="ro3" table:default-cell-style-name="ce4">
              <table:covered-table-cell/>
              <table:covered-table-cell/>
              <table:table-cell table:style-name="ce5">
                <text:p text:style-name="P32"><text:span text:style-name="T10">Get Direction (CW or CCW)</text:span></text:p>
              </table:table-cell>
              <table:table-cell>
                <text:p><text:span text:style-name="T11">get_direction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 table:style-name="ce5">
                <text:p text:style-name="P32"><text:span text:style-name="T10">Sow – drop seeds</text:span></text:p>
              </table:table-cell>
              <table:table-cell>
                <text:p><text:span text:style-name="T11">sower, capt_ok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1">capture_seeds</text:span></text:p>
              </table:table-cell>
              <table:table-cell table:style-name="ce5">
                <text:p text:style-name="P32"><text:span text:style-name="T10">Capture Seeds</text:span></text:p>
              </table:table-cell>
              <table:table-cell>
                <text:p><text:span text:style-name="T11">capt_ok, capturer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1">win_conditions</text:span></text:p>
              </table:table-cell>
              <table:table-cell table:style-name="ce5">
                <text:p text:style-name="P32"><text:span text:style-name="T10">Win Condition – is game over</text:span></text:p>
              </table:table-cell>
              <table:table-cell>
                <text:p><text:span text:style-name="T11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6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7" draw:text-style-name="P33" draw:layer="layout" svg:width="7.351cm" svg:height="0.972cm" svg:x="2.054cm" svg:y="3.147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8.528cm" svg:y="13.942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><text:span text:style-name="T11">Interface</text:span></text:p>
              </table:table-cell>
              <table:table-cell table:style-name="ce7">
                <text:p text:style-name="P34"><text:span text:style-name="T11">Method</text:span></text:p>
                <text:p text:style-name="P34"><text:span text:style-name="T11">(mancala.py)</text:span></text:p>
              </table:table-cell>
              <table:table-cell>
                <text:p text:style-name="P35"><text:span text:style-name="T11">Decorator</text:span></text:p>
              </table:table-cell>
            </table:table-row>
            <table:table-row table:style-name="ro5" table:default-cell-style-name="ce8">
              <table:table-cell>
                <text:p text:style-name="P35"><text:span text:style-name="T11">GameInterface</text:span></text:p>
              </table:table-cell>
              <table:table-cell>
                <text:p text:style-name="P35"><text:span text:style-name="T11">new_game</text:span></text:p>
              </table:table-cell>
              <table:table-cell>
                <text:p text:style-name="P35"><text:span text:style-name="T11">new_game</text:span></text:p>
              </table:table-cell>
            </table:table-row>
            <table:table-row table:style-name="ro5" table:default-cell-style-name="ce8">
              <table:table-cell>
                <text:p text:style-name="P35"><text:span text:style-name="T11">GameInterface</text:span></text:p>
              </table:table-cell>
              <table:table-cell>
                <text:p text:style-name="P35"><text:span text:style-name="T11">end_game</text:span></text:p>
              </table:table-cell>
              <table:table-cell>
                <text:p text:style-name="P35"><text:span text:style-name="T11">quitter</text:span></text:p>
              </table:table-cell>
            </table:table-row>
            <table:table-row table:style-name="ro6" table:default-cell-style-name="ce8">
              <table:table-cell>
                <text:p text:style-name="P35"><text:span text:style-name="T11">GameInterface</text:span></text:p>
              </table:table-cell>
              <table:table-cell>
                <text:p text:style-name="P35"><text:span text:style-name="T11">get_allowable_holes</text:span></text:p>
              </table:table-cell>
              <table:table-cell>
                <text:p text:style-name="P35"><text:span text:style-name="T11">allow</text:span></text:p>
              </table:table-cell>
            </table:table-row>
            <table:table-row table:style-name="ro7" table:default-cell-style-name="ce8">
              <table:table-cell>
                <text:p text:style-name="P35"><text:span text:style-name="T11">AIGameIf</text:span></text:p>
              </table:table-cell>
              <table:table-cell>
                <text:p text:style-name="P35"><text:span text:style-name="T11">get_moves</text:span></text:p>
              </table:table-cell>
              <table:table-cell>
                <text:p text:style-name="P35"><text:span text:style-name="T11">get_moves</text:span></text:p>
              </table:table-cell>
            </table:table-row>
            <table:table-row table:style-name="ro8" table:default-cell-style-name="ce8">
              <table:table-cell table:style-name="ce9">
                <text:p text:style-name="P36"><text:span text:style-name="T12">not applicable</text:span></text:p>
              </table:table-cell>
              <table:table-cell>
                <text:p text:style-name="P35"><text:span text:style-name="T11">__str__</text:span></text:p>
              </table:table-cell>
              <table:table-cell>
                <text:p text:style-name="P35"><text:span text:style-name="T11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8" draw:text-style-name="P33" draw:layer="layout" svg:width="11.43cm" svg:height="1.27cm" svg:x="8.502cm" svg:y="12.847cm">
          <draw:text-box>
            <text:p><text:span text:style-name="T6">Decorator Calls (non-move)</text:span></text:p>
          </draw:text-box>
        </draw:frame>
      </draw:page>
      <draw:page draw:name="page6" draw:style-name="dp1" draw:master-page-name="Default">
        <draw:frame draw:style-name="gr69" draw:text-style-name="P37" draw:layer="layout" svg:width="3.493cm" svg:height="3.25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ustom-shape draw:style-name="gr70" xml:id="id41" draw:id="id41" draw:layer="layout" svg:width="4.747cm" svg:height="0.734cm" svg:x="3.857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ewGamePattern</text:p>
          <draw:enhanced-geometry svg:viewBox="0 0 21600 21600" draw:type="rectangle" draw:enhanced-path="M 0 0 L 21600 0 21600 21600 0 21600 0 0 Z N"/>
        </draw:custom-shape>
        <draw:custom-shape draw:style-name="gr70" xml:id="id42" draw:id="id42" draw:layer="layout" svg:width="4.203cm" svg:height="0.734cm" svg:x="8.97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TerritoryNewRound</text:p>
          <draw:enhanced-geometry svg:viewBox="0 0 21600 21600" draw:type="rectangle" draw:enhanced-path="M 0 0 L 21600 0 21600 21600 0 21600 0 0 Z N"/>
        </draw:custom-shape>
        <draw:custom-shape draw:style-name="gr70" xml:id="id43" draw:id="id43" draw:layer="layout" svg:width="4.204cm" svg:height="0.734cm" svg:x="13.811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ewRoundEven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72" draw:text-style-name="P39" xml:id="id38" draw:id="id3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73" draw:text-style-name="P39" xml:id="id39" draw:id="id3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ewGameIf</text:span></text:p>
          <draw:enhanced-geometry svg:viewBox="0 0 21600 21600" draw:type="rectangle" draw:enhanced-path="M 0 0 L 21600 0 21600 21600 0 21600 0 0 Z N"/>
        </draw:custom-shape>
        <draw:connector draw:style-name="gr28" draw:layer="layout" svg:x1="20.296cm" svg:y1="14.116cm" svg:x2="20.296cm" svg:y2="15.07cm" draw:start-shape="id38" draw:start-glue-point="2" draw:end-shape="id39" draw:end-glue-point="0" svg:d="M20296 14116v954" svg:viewBox="0 0 1 955">
          <text:p/>
        </draw:connector>
        <draw:connector draw:style-name="gr74" draw:text-style-name="P31" draw:layer="layout" svg:x1="13.616cm" svg:y1="5.029cm" svg:x2="6.23cm" svg:y2="7.411cm" draw:start-shape="id40" draw:start-glue-point="8" draw:end-shape="id41" draw:end-glue-point="0" svg:d="M13616 5029v1183h-7386v1199" svg:viewBox="0 0 7387 2383">
          <text:p/>
        </draw:connector>
        <draw:connector draw:style-name="gr74" draw:text-style-name="P31" draw:layer="layout" svg:x1="13.616cm" svg:y1="5.029cm" svg:x2="11.071cm" svg:y2="7.411cm" draw:start-shape="id40" draw:start-glue-point="8" draw:end-shape="id42" draw:end-glue-point="0" svg:d="M13616 5029v1183h-2545v1199" svg:viewBox="0 0 2546 2383">
          <text:p/>
        </draw:connector>
        <draw:connector draw:style-name="gr74" draw:text-style-name="P31" draw:layer="layout" svg:x1="13.616cm" svg:y1="5.029cm" svg:x2="15.913cm" svg:y2="7.411cm" draw:start-shape="id40" draw:start-glue-point="8" draw:end-shape="id43" draw:end-glue-point="0" svg:d="M13616 5029v1183h2297v1199" svg:viewBox="0 0 2298 2383">
          <text:p/>
        </draw:connector>
        <draw:custom-shape draw:style-name="gr70" xml:id="id44" draw:id="id44" draw:layer="layout" svg:width="4.201cm" svg:height="0.734cm" svg:x="18.706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ewRound</text:p>
          <draw:enhanced-geometry svg:viewBox="0 0 21600 21600" draw:type="rectangle" draw:enhanced-path="M 0 0 L 21600 0 21600 21600 0 21600 0 0 Z N"/>
        </draw:custom-shape>
        <draw:connector draw:style-name="gr74" draw:text-style-name="P31" draw:layer="layout" svg:x1="13.616cm" svg:y1="5.029cm" svg:x2="20.806cm" svg:y2="7.411cm" draw:start-shape="id40" draw:start-glue-point="8" draw:end-shape="id44" draw:end-glue-point="0" svg:d="M13616 5029v1183h7190v1199" svg:viewBox="0 0 7191 2383">
          <text:p/>
        </draw:connector>
        <draw:custom-shape draw:style-name="gr75" draw:text-style-name="P31" xml:id="id40" draw:id="id40" draw:layer="layout" svg:width="0.317cm" svg:height="0.318cm" svg:x="13.45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1" draw:layer="layout" svg:width="13.017cm" svg:height="0.971cm" svg:x="7.033cm" svg:y="0.981cm">
          <draw:text-box>
            <text:p text:style-name="P40"><text:span text:style-name="T6">New Game Decorators and Chain</text:span></text:p>
          </draw:text-box>
        </draw:frame>
        <draw:custom-shape draw:style-name="gr76" draw:text-style-name="P42" xml:id="id45" draw:id="id45" draw:layer="layout" svg:width="4.204cm" svg:height="0.734cm" svg:x="11.334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NewGame</text:span>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6.23cm" svg:y1="8.145cm" svg:x2="13.436cm" svg:y2="9.791cm" draw:start-shape="id41" draw:start-glue-point="2" draw:end-shape="id45" draw:end-glue-point="0" svg:d="M6230 8145v823h7206v823" svg:viewBox="0 0 7207 1647">
          <text:p/>
        </draw:connector>
        <draw:connector draw:style-name="gr77" draw:text-style-name="P31" draw:layer="layout" svg:x1="11.071cm" svg:y1="8.145cm" svg:x2="13.436cm" svg:y2="9.791cm" draw:start-shape="id42" draw:start-glue-point="2" draw:end-shape="id45" draw:end-glue-point="0" svg:d="M11071 8145v823h2365v823" svg:viewBox="0 0 2366 1647">
          <text:p/>
        </draw:connector>
        <draw:connector draw:style-name="gr77" draw:text-style-name="P31" draw:layer="layout" svg:x1="15.913cm" svg:y1="8.145cm" svg:x2="13.436cm" svg:y2="9.791cm" draw:start-shape="id43" draw:start-glue-point="2" draw:end-shape="id45" draw:end-glue-point="0" svg:d="M15913 8145v823h-2477v823" svg:viewBox="0 0 2478 1647">
          <text:p/>
        </draw:connector>
        <draw:connector draw:style-name="gr77" draw:text-style-name="P31" draw:layer="layout" svg:x1="20.806cm" svg:y1="8.145cm" svg:x2="13.436cm" svg:y2="9.791cm" draw:start-shape="id44" draw:start-glue-point="2" draw:end-shape="id45" draw:end-glue-point="0" svg:d="M20806 8145v823h-7370v823" svg:viewBox="0 0 7371 1647">
          <text:p/>
        </draw:connector>
        <draw:frame draw:style-name="gr78" draw:text-style-name="P22" draw:layer="layout" svg:width="4.127cm" svg:height="4.043cm" svg:x="3.222cm" svg:y="14.017cm">
          <draw:text-box>
            <text:p text:style-name="P43"><text:span text:style-name="T8">State <text:s/>variables changed:</text:span></text:p>
            <text:p text:style-name="P43"><text:span text:style-name="T8"><text:tab/></text:span><text:span text:style-name="T8">blocked</text:span></text:p>
            <text:p text:style-name="P43"><text:span text:style-name="T8"><text:tab/></text:span><text:span text:style-name="T8">board</text:span></text:p>
            <text:p text:style-name="P43"><text:span text:style-name="T8"><text:tab/></text:span><text:span text:style-name="T8">owner</text:span></text:p>
            <text:p text:style-name="P43"><text:span text:style-name="T8"><text:tab/></text:span><text:span text:style-name="T8">starter</text:span></text:p>
            <text:p text:style-name="P43"><text:span text:style-name="T8"><text:tab/></text:span><text:span text:style-name="T8">store</text:span></text:p>
            <text:p text:style-name="P43"><text:span text:style-name="T8"><text:tab/></text:span><text:span text:style-name="T8">turn</text:span></text:p>
            <text:p text:style-name="P43"><text:span text:style-name="T8"><text:tab/></text:span><text:span text:style-name="T8"><text:tab/></text:span></text:p>
          </draw:text-box>
        </draw:frame>
      </draw:page>
      <draw:page draw:name="page7" draw:style-name="dp1" draw:master-page-name="Default">
        <draw:custom-shape draw:style-name="gr79" draw:text-style-name="P44" xml:id="id56" draw:id="id56" draw:layer="layout" svg:width="26.67cm" svg:height="4.013cm" svg:x="0.524cm" svg:y="9.287cm">
          <text:p text:style-name="P44">Allow Rule</text:p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3.493cm" svg:height="4.043cm" svg:x="1.26cm" svg:y="16.5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2" draw:text-style-name="P41" draw:layer="layout" svg:width="13.017cm" svg:height="0.971cm" svg:x="7.667cm" svg:y="1cm">
          <draw:text-box>
            <text:p text:style-name="P40"><text:span text:style-name="T6">Allowables Decorators and Chain</text:span></text:p>
          </draw:text-box>
        </draw:frame>
        <draw:frame draw:style-name="gr80" draw:text-style-name="P37" draw:layer="layout" svg:width="3.232cm" svg:height="3.155cm" svg:x="5.388cm" svg:y="16.557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</draw:text-box>
        </draw:frame>
        <draw:custom-shape draw:style-name="gr81" draw:text-style-name="P19" xml:id="id46" draw:id="id46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9" xml:id="id47" draw:id="id47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9" xml:id="id48" draw:id="id48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2" xml:id="id51" draw:id="id51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OppOrEmptyEnd *</text:span></text:p>
          <draw:enhanced-geometry svg:viewBox="0 0 21600 21600" draw:type="rectangle" draw:enhanced-path="M 0 0 L 21600 0 21600 21600 0 21600 0 0 Z N"/>
        </draw:custom-shape>
        <draw:custom-shape draw:style-name="gr83" draw:text-style-name="P42" xml:id="id52" draw:id="id52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SingleToZero</text:span></text:p>
          <draw:enhanced-geometry svg:viewBox="0 0 21600 21600" draw:type="rectangle" draw:enhanced-path="M 0 0 L 21600 0 21600 21600 0 21600 0 0 Z N"/>
        </draw:custom-shape>
        <draw:custom-shape draw:style-name="gr84" draw:text-style-name="P42" xml:id="id53" draw:id="id53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OnlyIfAllN</text:span>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13.777cm" svg:y1="5.561cm" svg:x2="13.777cm" svg:y2="6.231cm" draw:start-shape="id46" draw:start-glue-point="2" draw:end-shape="id47" draw:end-glue-point="0" svg:d="M13777 5561v670" svg:viewBox="0 0 1 671">
          <text:p/>
        </draw:connector>
        <draw:connector draw:style-name="gr77" draw:text-style-name="P31" draw:layer="layout" svg:x1="13.777cm" svg:y1="6.965cm" svg:x2="13.777cm" svg:y2="7.698cm" draw:start-shape="id47" draw:start-glue-point="2" draw:end-shape="id48" draw:end-glue-point="0" svg:d="M13777 6965v733" svg:viewBox="0 0 1 734">
          <text:p/>
        </draw:connector>
        <draw:custom-shape draw:style-name="gr85" draw:text-style-name="P39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86" draw:text-style-name="P39" xml:id="id49" draw:id="id49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87" draw:text-style-name="P39" xml:id="id50" draw:id="id50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9" xml:id="id58" draw:id="id58" draw:layer="layout" svg:width="4.332cm" svg:height="0.734cm" svg:x="8.93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</text:span></text:p>
          <draw:enhanced-geometry svg:viewBox="0 0 21600 21600" draw:type="rectangle" draw:enhanced-path="M 0 0 L 21600 0 21600 21600 0 21600 0 0 Z N"/>
        </draw:custom-shape>
        <draw:custom-shape draw:style-name="gr89" draw:text-style-name="P39" xml:id="id57" draw:id="id57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Triples</text:span></text:p>
          <draw:enhanced-geometry svg:viewBox="0 0 21600 21600" draw:type="rectangle" draw:enhanced-path="M 0 0 L 21600 0 21600 21600 0 21600 0 0 Z N"/>
        </draw:custom-shape>
        <draw:custom-shape draw:style-name="gr90" draw:text-style-name="P42" xml:id="id54" draw:id="id54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AllTwoRightmost</text:span></text:p>
          <draw:enhanced-geometry svg:viewBox="0 0 21600 21600" draw:type="rectangle" draw:enhanced-path="M 0 0 L 21600 0 21600 21600 0 21600 0 0 Z N"/>
        </draw:custom-shape>
        <draw:custom-shape draw:style-name="gr84" draw:text-style-name="P42" xml:id="id55" draw:id="id55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OnlyRightTwo</text:span></text:p>
          <draw:enhanced-geometry svg:viewBox="0 0 21600 21600" draw:type="rectangle" draw:enhanced-path="M 0 0 L 21600 0 21600 21600 0 21600 0 0 Z N"/>
        </draw:custom-shape>
        <draw:connector draw:style-name="gr28" draw:layer="layout" svg:x1="4.722cm" svg:y1="4.591cm" svg:x2="4.722cm" svg:y2="5.545cm" draw:start-shape="id49" draw:start-glue-point="2" draw:end-shape="id50" draw:end-glue-point="0" svg:d="M4722 4591v954" svg:viewBox="0 0 1 955">
          <text:p/>
        </draw:connector>
        <draw:connector draw:style-name="gr74" draw:text-style-name="P31" draw:layer="layout" draw:line-skew="0.331cm" svg:x1="13.777cm" svg:y1="8.432cm" svg:x2="2.821cm" svg:y2="10.685cm" draw:start-shape="id48" draw:start-glue-point="2" draw:end-shape="id51" draw:end-glue-point="0" svg:d="M13777 8432v1458h-10956v795" svg:viewBox="0 0 10957 2254">
          <text:p/>
        </draw:connector>
        <draw:connector draw:style-name="gr74" draw:text-style-name="P31" draw:layer="layout" draw:line-skew="0.331cm" svg:x1="13.777cm" svg:y1="8.432cm" svg:x2="6.535cm" svg:y2="10.685cm" draw:start-shape="id48" draw:start-glue-point="2" draw:end-shape="id52" draw:end-glue-point="0" svg:d="M13777 8432v1458h-7242v795" svg:viewBox="0 0 7243 2254">
          <text:p/>
        </draw:connector>
        <draw:connector draw:style-name="gr74" draw:text-style-name="P31" draw:layer="layout" draw:line-skew="0.331cm" svg:x1="13.777cm" svg:y1="8.432cm" svg:x2="10.249cm" svg:y2="10.685cm" draw:start-shape="id48" draw:start-glue-point="2" draw:end-shape="id53" draw:end-glue-point="0" svg:d="M13777 8432v1458h-3528v795" svg:viewBox="0 0 3529 2254">
          <text:p/>
        </draw:connector>
        <draw:connector draw:style-name="gr74" draw:text-style-name="P31" draw:layer="layout" draw:line-skew="0.331cm" svg:x1="13.777cm" svg:y1="8.432cm" svg:x2="17.676cm" svg:y2="10.685cm" draw:start-shape="id48" draw:start-glue-point="2" draw:end-shape="id54" draw:end-glue-point="0" svg:d="M13777 8432v1458h3899v795" svg:viewBox="0 0 3900 2254">
          <text:p/>
        </draw:connector>
        <draw:connector draw:style-name="gr74" draw:text-style-name="P31" draw:layer="layout" draw:line-skew="0.331cm" svg:x1="13.777cm" svg:y1="8.432cm" svg:x2="25.104cm" svg:y2="10.685cm" draw:start-shape="id48" draw:start-glue-point="2" draw:end-shape="id55" draw:end-glue-point="0" svg:d="M13777 8432v1458h11327v795" svg:viewBox="0 0 11328 2254">
          <text:p/>
        </draw:connector>
        <draw:custom-shape draw:style-name="gr83" draw:text-style-name="P42" xml:id="id61" draw:id="id61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SingleTo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2" xml:id="id59" draw:id="id59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OnlyIfAllN</text:span></text:p>
          <draw:enhanced-geometry svg:viewBox="0 0 21600 21600" draw:type="rectangle" draw:enhanced-path="M 0 0 L 21600 0 21600 21600 0 21600 0 0 Z N"/>
        </draw:custom-shape>
        <draw:custom-shape draw:style-name="gr84" draw:text-style-name="P42" xml:id="id60" draw:id="id60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OnlyIfAllN</text:span></text:p>
          <draw:enhanced-geometry svg:viewBox="0 0 21600 21600" draw:type="rectangle" draw:enhanced-path="M 0 0 L 21600 0 21600 21600 0 21600 0 0 Z N"/>
        </draw:custom-shape>
        <draw:custom-shape draw:style-name="gr84" draw:text-style-name="P42" xml:id="id62" draw:id="id62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OnlyRightTwo</text:span></text:p>
          <draw:enhanced-geometry svg:viewBox="0 0 21600 21600" draw:type="rectangle" draw:enhanced-path="M 0 0 L 21600 0 21600 21600 0 21600 0 0 Z N"/>
        </draw:custom-shape>
        <draw:connector draw:style-name="gr74" draw:text-style-name="P31" draw:layer="layout" svg:x1="13.859cm" svg:y1="13.3cm" svg:x2="16.183cm" svg:y2="14.852cm" draw:start-shape="id56" draw:start-glue-point="2" draw:end-shape="id57" draw:end-glue-point="0" svg:d="M13859 13300v776h2324v776" svg:viewBox="0 0 2325 1553">
          <text:p/>
        </draw:connector>
        <draw:connector draw:style-name="gr74" draw:text-style-name="P31" draw:layer="layout" svg:x1="13.859cm" svg:y1="13.3cm" svg:x2="11.103cm" svg:y2="14.852cm" draw:start-shape="id56" draw:start-glue-point="2" draw:end-shape="id58" draw:end-glue-point="0" svg:d="M13859 13300v776h-2756v776" svg:viewBox="0 0 2757 1553">
          <text:p/>
        </draw:connector>
        <draw:connector draw:style-name="gr74" draw:text-style-name="P31" draw:layer="layout" draw:line-skew="0.331cm" svg:x1="13.777cm" svg:y1="8.432cm" svg:x2="14.003cm" svg:y2="10.685cm" draw:start-shape="id48" draw:start-glue-point="2" draw:end-shape="id59" draw:end-glue-point="0" svg:d="M13777 8432v1458h226v795" svg:viewBox="0 0 227 2254">
          <text:p/>
        </draw:connector>
        <draw:connector draw:style-name="gr74" draw:text-style-name="P31" draw:layer="layout" draw:line-skew="0.331cm" svg:x1="13.777cm" svg:y1="8.432cm" svg:x2="21.39cm" svg:y2="10.685cm" draw:start-shape="id48" draw:start-glue-point="2" draw:end-shape="id60" draw:end-glue-point="0" svg:d="M13777 8432v1458h7613v795" svg:viewBox="0 0 7614 2254">
          <text:p/>
        </draw:connector>
        <draw:connector draw:style-name="gr74" draw:text-style-name="P31" draw:layer="layout" svg:x1="14.003cm" svg:y1="11.419cm" svg:x2="14.003cm" svg:y2="12.112cm" draw:start-shape="id59" draw:start-glue-point="2" draw:end-shape="id61" draw:end-glue-point="0" svg:d="M14003 11419v693" svg:viewBox="0 0 1 694">
          <text:p/>
        </draw:connector>
        <draw:connector draw:style-name="gr74" draw:text-style-name="P31" draw:layer="layout" svg:x1="21.39cm" svg:y1="11.419cm" svg:x2="21.389cm" svg:y2="12.095cm" draw:start-shape="id60" draw:start-glue-point="2" draw:end-shape="id62" draw:end-glue-point="0" svg:d="M21390 11419v338h-1v338" svg:viewBox="0 0 2 677">
          <text:p/>
        </draw:connector>
        <draw:frame draw:style-name="gr92" draw:text-style-name="P22" draw:layer="layout" svg:width="7.937cm" svg:height="2.861cm" svg:x="15.287cm" svg:y="17.265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75" draw:text-style-name="P31" xml:id="id63" draw:id="id63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3.759cm" svg:y1="3.857cm" svg:x2="13.777cm" svg:y2="4.827cm" draw:start-shape="id63" draw:start-glue-point="8" draw:end-shape="id46" draw:end-glue-point="0" svg:d="M13759 3857v477h18v493" svg:viewBox="0 0 19 971">
          <text:p/>
        </draw:connector>
      </draw:page>
      <draw:page draw:name="page8" draw:style-name="dp1" draw:master-page-name="Default">
        <draw:frame draw:style-name="gr69" draw:text-style-name="P37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93" draw:text-style-name="P19" xml:id="id67" draw:id="id67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UdirMoves</text:p>
          <draw:enhanced-geometry svg:viewBox="0 0 21600 21600" draw:type="rectangle" draw:enhanced-path="M 0 0 L 21600 0 21600 21600 0 21600 0 0 Z N"/>
        </draw:custom-shape>
        <draw:custom-shape draw:style-name="gr94" draw:text-style-name="P19" xml:id="id68" draw:id="id68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MovesUdirTriples</text:p>
          <draw:enhanced-geometry svg:viewBox="0 0 21600 21600" draw:type="rectangle" draw:enhanced-path="M 0 0 L 21600 0 21600 21600 0 21600 0 0 Z N"/>
        </draw:custom-shape>
        <draw:custom-shape draw:style-name="gr95" draw:text-style-name="P19" xml:id="id69" draw:id="id69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MoveTriples</text:p>
          <draw:enhanced-geometry svg:viewBox="0 0 21600 21600" draw:type="rectangle" draw:enhanced-path="M 0 0 L 21600 0 21600 21600 0 21600 0 0 Z N"/>
        </draw:custom-shape>
        <draw:custom-shape draw:style-name="gr96" draw:text-style-name="P3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moves()</text:span></text:p>
          <draw:enhanced-geometry svg:viewBox="0 0 21600 21600" draw:type="rectangle" draw:enhanced-path="M 0 0 L 21600 0 21600 21600 0 21600 0 0 Z N"/>
        </draw:custom-shape>
        <draw:custom-shape draw:style-name="gr97" draw:text-style-name="P39" xml:id="id64" draw:id="id64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65" draw:id="id65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ovesIf</text:span></text:p>
          <draw:enhanced-geometry svg:viewBox="0 0 21600 21600" draw:type="rectangle" draw:enhanced-path="M 0 0 L 21600 0 21600 21600 0 21600 0 0 Z N"/>
        </draw:custom-shape>
        <draw:connector draw:style-name="gr28" draw:layer="layout" svg:x1="20.296cm" svg:y1="14.116cm" svg:x2="20.296cm" svg:y2="15.07cm" draw:start-shape="id64" draw:start-glue-point="2" draw:end-shape="id65" draw:end-glue-point="0" svg:d="M20296 14116v954" svg:viewBox="0 0 1 955">
          <text:p/>
        </draw:connector>
        <draw:connector draw:style-name="gr74" draw:text-style-name="P31" draw:layer="layout" svg:x1="13.579cm" svg:y1="8.084cm" svg:x2="6.23cm" svg:y2="10.311cm" draw:start-shape="id66" draw:start-glue-point="2" draw:end-shape="id67" draw:end-glue-point="0" svg:d="M13579 8084v1114h-7349v1113" svg:viewBox="0 0 7350 2228">
          <text:p/>
        </draw:connector>
        <draw:connector draw:style-name="gr74" draw:text-style-name="P31" draw:layer="layout" svg:x1="13.579cm" svg:y1="8.084cm" svg:x2="11.071cm" svg:y2="10.311cm" draw:start-shape="id66" draw:start-glue-point="2" draw:end-shape="id68" draw:end-glue-point="0" svg:d="M13579 8084v1114h-2508v1113" svg:viewBox="0 0 2509 2228">
          <text:p/>
        </draw:connector>
        <draw:connector draw:style-name="gr74" draw:text-style-name="P31" draw:layer="layout" svg:x1="13.579cm" svg:y1="8.084cm" svg:x2="15.913cm" svg:y2="10.311cm" draw:start-shape="id66" draw:start-glue-point="2" draw:end-shape="id69" draw:end-glue-point="0" svg:d="M13579 8084v1114h2334v1113" svg:viewBox="0 0 2335 2228">
          <text:p/>
        </draw:connector>
        <draw:custom-shape draw:style-name="gr99" draw:text-style-name="P19" xml:id="id70" draw:id="id70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Moves</text:p>
          <draw:enhanced-geometry svg:viewBox="0 0 21600 21600" draw:type="rectangle" draw:enhanced-path="M 0 0 L 21600 0 21600 21600 0 21600 0 0 Z N"/>
        </draw:custom-shape>
        <draw:connector draw:style-name="gr74" draw:text-style-name="P31" draw:layer="layout" svg:x1="13.579cm" svg:y1="8.084cm" svg:x2="20.806cm" svg:y2="10.311cm" draw:start-shape="id66" draw:start-glue-point="2" draw:end-shape="id70" draw:end-glue-point="0" svg:d="M13579 8084v1114h7227v1113" svg:viewBox="0 0 7228 2228">
          <text:p/>
        </draw:connector>
        <draw:custom-shape draw:style-name="gr75" draw:text-style-name="P31" xml:id="id71" draw:id="id71" draw:layer="layout" svg:width="0.317cm" svg:height="0.318cm" svg:x="13.421cm" svg:y="4.4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2" draw:text-style-name="P41" draw:layer="layout" svg:width="13.017cm" svg:height="0.971cm" svg:x="7.668cm" svg:y="1.001cm">
          <draw:text-box>
            <text:p text:style-name="P40"><text:span text:style-name="T6">Get Moves Decorators and Chain</text:span></text:p>
          </draw:text-box>
        </draw:frame>
        <draw:custom-shape draw:style-name="gr76" draw:text-style-name="P42" xml:id="id66" draw:id="id66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PassMoves</text:span></text:p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4.127cm" svg:height="4.043cm" svg:x="3.222cm" svg:y="14.017cm">
          <draw:text-box>
            <text:p text:style-name="P43"><text:span text:style-name="T8">State <text:s/>variables read:</text:span></text:p>
            <text:p text:style-name="P43"><text:span text:style-name="T8"><text:tab/></text:span><text:span text:style-name="T8">blocked</text:span></text:p>
            <text:p text:style-name="P43"><text:span text:style-name="T8"><text:tab/></text:span><text:span text:style-name="T8">board</text:span></text:p>
            <text:p text:style-name="P43"><text:span text:style-name="T8"><text:tab/></text:span><text:span text:style-name="T8">owner</text:span></text:p>
            <text:p text:style-name="P43"><text:span text:style-name="T8"><text:tab/></text:span><text:span text:style-name="T8">starter</text:span></text:p>
            <text:p text:style-name="P43"><text:span text:style-name="T8"><text:tab/></text:span><text:span text:style-name="T8">store</text:span></text:p>
            <text:p text:style-name="P43"><text:span text:style-name="T8"><text:tab/></text:span><text:span text:style-name="T8">turn</text:span></text:p>
            <text:p text:style-name="P43"><text:span text:style-name="T8"><text:tab/></text:span><text:span text:style-name="T8"><text:tab/></text:span></text:p>
          </draw:text-box>
        </draw:frame>
        <draw:custom-shape draw:style-name="gr76" draw:text-style-name="P42" xml:id="id72" draw:id="id72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46" draw:layer="layout" svg:width="2.857cm" svg:height="1.051cm" svg:x="23.543cm" svg:y="10.151cm">
          <draw:text-box>
            <text:p text:style-name="P45">One of these</text:p>
            <text:p text:style-name="P45">is required</text:p>
          </draw:text-box>
        </draw:frame>
        <draw:connector draw:style-name="gr77" draw:text-style-name="P31" draw:layer="layout" svg:x1="13.58cm" svg:y1="4.729cm" svg:x2="13.579cm" svg:y2="5.762cm" draw:start-shape="id71" draw:start-glue-point="8" draw:end-shape="id72" draw:end-glue-point="0" svg:d="M13580 4729v509h-1v524" svg:viewBox="0 0 2 1034">
          <text:p/>
        </draw:connector>
        <draw:connector draw:style-name="gr77" draw:text-style-name="P31" draw:layer="layout" svg:x1="13.579cm" svg:y1="6.496cm" svg:x2="13.579cm" svg:y2="7.35cm" draw:start-shape="id72" draw:start-glue-point="2" draw:end-shape="id66" draw:end-glue-point="0" svg:d="M13579 6496v854" svg:viewBox="0 0 1 855">
          <text:p/>
        </draw:connector>
      </draw:page>
      <draw:page draw:name="page9" draw:style-name="dp1" draw:master-page-name="Default">
        <draw:frame draw:style-name="gr69" draw:text-style-name="P37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93" draw:text-style-name="P19" xml:id="id76" draw:id="id76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plitDir</text:p>
          <draw:enhanced-geometry svg:viewBox="0 0 21600 21600" draw:type="rectangle" draw:enhanced-path="M 0 0 L 21600 0 21600 21600 0 21600 0 0 Z N"/>
        </draw:custom-shape>
        <draw:custom-shape draw:style-name="gr94" draw:text-style-name="P19" xml:id="id77" draw:id="id77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onstDir</text:p>
          <draw:enhanced-geometry svg:viewBox="0 0 21600 21600" draw:type="rectangle" draw:enhanced-path="M 0 0 L 21600 0 21600 21600 0 21600 0 0 Z N"/>
        </draw:custom-shape>
        <draw:custom-shape draw:style-name="gr95" draw:text-style-name="P19" xml:id="id75" draw:id="id75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UdirOtherDir</text:p>
          <draw:enhanced-geometry svg:viewBox="0 0 21600 21600" draw:type="rectangle" draw:enhanced-path="M 0 0 L 21600 0 21600 21600 0 21600 0 0 Z N"/>
        </draw:custom-shape>
        <draw:custom-shape draw:style-name="gr101" draw:text-style-name="P3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direction(move, loc)</text:span></text:p>
          <draw:enhanced-geometry svg:viewBox="0 0 21600 21600" draw:type="rectangle" draw:enhanced-path="M 0 0 L 21600 0 21600 21600 0 21600 0 0 Z N"/>
        </draw:custom-shape>
        <draw:custom-shape draw:style-name="gr102" draw:text-style-name="P39" xml:id="id73" draw:id="id7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39" xml:id="id74" draw:id="id7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DirIf</text:span></text:p>
          <draw:enhanced-geometry svg:viewBox="0 0 21600 21600" draw:type="rectangle" draw:enhanced-path="M 0 0 L 21600 0 21600 21600 0 21600 0 0 Z N"/>
        </draw:custom-shape>
        <draw:connector draw:style-name="gr28" draw:layer="layout" svg:x1="20.438cm" svg:y1="15.069cm" svg:x2="20.438cm" svg:y2="16.023cm" draw:start-shape="id73" draw:start-glue-point="2" draw:end-shape="id74" draw:end-glue-point="0" svg:d="M20438 15069v954" svg:viewBox="0 0 1 955">
          <text:p/>
        </draw:connector>
        <draw:connector draw:style-name="gr74" draw:text-style-name="P31" draw:layer="layout" svg:x1="13.531cm" svg:y1="5.061cm" svg:x2="10.819cm" svg:y2="6.868cm" draw:start-shape="id75" draw:start-glue-point="2" draw:end-shape="id76" draw:end-glue-point="0" svg:d="M13531 5061v904h-2712v903" svg:viewBox="0 0 2713 1808">
          <text:p/>
        </draw:connector>
        <draw:connector draw:style-name="gr74" draw:text-style-name="P31" draw:layer="layout" svg:x1="13.531cm" svg:y1="5.061cm" svg:x2="16.06cm" svg:y2="6.868cm" draw:start-shape="id75" draw:start-glue-point="2" draw:end-shape="id77" draw:end-glue-point="0" svg:d="M13531 5061v904h2529v903" svg:viewBox="0 0 2530 1808">
          <text:p/>
        </draw:connector>
        <draw:custom-shape draw:style-name="gr99" draw:text-style-name="P19" xml:id="id80" draw:id="id80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UdirDir</text:p>
          <draw:enhanced-geometry svg:viewBox="0 0 21600 21600" draw:type="rectangle" draw:enhanced-path="M 0 0 L 21600 0 21600 21600 0 21600 0 0 Z N"/>
        </draw:custom-shape>
        <draw:custom-shape draw:style-name="gr75" draw:text-style-name="P31" xml:id="id81" draw:id="id81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1" draw:layer="layout" svg:width="13.017cm" svg:height="0.971cm" svg:x="7.668cm" svg:y="1.001cm">
          <draw:text-box>
            <text:p text:style-name="P40"><text:span text:style-name="T6">Get Direction Decorators and Chain</text:span></text:p>
          </draw:text-box>
        </draw:frame>
        <draw:custom-shape draw:style-name="gr70" xml:id="id78" draw:id="id78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PlayAltDir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10.819cm" svg:y1="7.602cm" svg:x2="13.531cm" svg:y2="9.191cm" draw:start-shape="id76" draw:start-glue-point="2" draw:end-shape="id78" draw:end-glue-point="0" svg:d="M10819 7602v795h2712v794" svg:viewBox="0 0 2713 1590">
          <text:p/>
        </draw:connector>
        <draw:connector draw:style-name="gr77" draw:text-style-name="P31" draw:layer="layout" svg:x1="16.06cm" svg:y1="7.602cm" svg:x2="13.531cm" svg:y2="9.191cm" draw:start-shape="id77" draw:start-glue-point="2" draw:end-shape="id78" draw:end-glue-point="0" svg:d="M16060 7602v795h-2529v794" svg:viewBox="0 0 2530 1590">
          <text:p/>
        </draw:connector>
        <draw:frame draw:style-name="gr104" draw:text-style-name="P22" draw:layer="layout" svg:width="4.127cm" svg:height="1.905cm" svg:x="3.047cm" svg:y="14.97cm">
          <draw:text-box>
            <text:p text:style-name="P43"><text:span text:style-name="T8">State <text:s/>variables read:</text:span></text:p>
            <text:p text:style-name="P43"><text:span text:style-name="T8"><text:tab/></text:span><text:span text:style-name="T8">mcount</text:span></text:p>
            <text:p text:style-name="P43"><text:span text:style-name="T8"><text:tab/></text:span><text:span text:style-name="T8">turn</text:span></text:p>
            <text:p text:style-name="P43"><text:span text:style-name="T8"><text:tab/></text:span><text:span text:style-name="T8"><text:tab/></text:span></text:p>
          </draw:text-box>
        </draw:frame>
        <draw:custom-shape draw:style-name="gr70" xml:id="id79" draw:id="id79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UdirTriple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13.531cm" svg:y1="9.925cm" svg:x2="11.063cm" svg:y2="11.413cm" draw:start-shape="id78" draw:start-glue-point="2" draw:end-shape="id79" draw:end-glue-point="0" svg:d="M13531 9925v744h-2468v744" svg:viewBox="0 0 2469 1489">
          <text:p/>
        </draw:connector>
        <draw:frame draw:style-name="gr100" draw:text-style-name="P46" draw:layer="layout" svg:width="2.857cm" svg:height="1.051cm" svg:x="18.897cm" svg:y="6.715cm">
          <draw:text-box>
            <text:p text:style-name="P45">One of these</text:p>
            <text:p text:style-name="P45">is required</text:p>
          </draw:text-box>
        </draw:frame>
        <draw:connector draw:style-name="gr77" draw:text-style-name="P31" draw:layer="layout" svg:x1="13.531cm" svg:y1="9.925cm" svg:x2="16.052cm" svg:y2="11.413cm" draw:start-shape="id78" draw:start-glue-point="2" draw:end-shape="id80" draw:end-glue-point="0" svg:d="M13531 9925v744h2521v744" svg:viewBox="0 0 2522 1489">
          <text:p/>
        </draw:connector>
        <draw:connector draw:style-name="gr77" draw:text-style-name="P31" draw:layer="layout" svg:x1="13.532cm" svg:y1="3.375cm" svg:x2="13.531cm" svg:y2="4.327cm" draw:start-shape="id81" draw:start-glue-point="8" draw:end-shape="id75" draw:end-glue-point="0" svg:d="M13532 3375v468h-1v484" svg:viewBox="0 0 2 953">
          <text:p/>
        </draw:connector>
      </draw:page>
      <draw:page draw:name="page10" draw:style-name="dp1" draw:master-page-name="Default">
        <draw:frame draw:style-name="gr105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06" draw:text-style-name="P41" draw:layer="layout" svg:width="14.605cm" svg:height="1.839cm" svg:x="6.397cm" svg:y="1cm">
          <draw:text-box>
            <text:p text:style-name="P40"><text:span text:style-name="T6">Incrementer Decorators and Chains</text:span></text:p>
          </draw:text-box>
        </draw:frame>
        <draw:frame draw:style-name="gr107" draw:text-style-name="P37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108" draw:text-style-name="P42" xml:id="id87" draw:id="id87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Inc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86" draw:id="id86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85" draw:id="id85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IncPastBlo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incr(loc, direct, start)</text:span></text:p>
          <draw:enhanced-geometry svg:viewBox="0 0 21600 21600" draw:type="rectangle" draw:enhanced-path="M 0 0 L 21600 0 21600 21600 0 21600 0 0 Z N"/>
        </draw:custom-shape>
        <draw:custom-shape draw:style-name="gr111" draw:text-style-name="P39" xml:id="id82" draw:id="id8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39" xml:id="id83" draw:id="id8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7.738cm" svg:y1="6.496cm" svg:x2="7.738cm" svg:y2="7.507cm" draw:start-shape="id82" draw:start-glue-point="2" draw:end-shape="id83" draw:end-glue-point="0" svg:d="M7738 6496v1011" svg:viewBox="0 0 1 1012">
          <text:p/>
        </draw:connector>
        <draw:custom-shape draw:style-name="gr75" draw:text-style-name="P31" xml:id="id84" draw:id="id84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8.145cm" svg:y1="4.81cm" svg:x2="18.144cm" svg:y2="6.08cm" draw:start-shape="id84" draw:start-glue-point="8" draw:end-shape="id85" draw:end-glue-point="0" svg:d="M18145 4810v627h-1v643" svg:viewBox="0 0 2 1271">
          <text:p/>
        </draw:connector>
        <draw:connector draw:style-name="gr77" draw:text-style-name="P31" draw:layer="layout" svg:x1="18.144cm" svg:y1="6.814cm" svg:x2="18.144cm" svg:y2="7.817cm" draw:start-shape="id85" draw:start-glue-point="2" draw:end-shape="id86" draw:end-glue-point="0" svg:d="M18144 6814v1003" svg:viewBox="0 0 1 1004">
          <text:p/>
        </draw:connector>
        <draw:connector draw:style-name="gr77" draw:text-style-name="P31" draw:layer="layout" svg:x1="18.144cm" svg:y1="8.551cm" svg:x2="18.144cm" svg:y2="9.791cm" draw:start-shape="id86" draw:start-glue-point="2" draw:end-shape="id87" draw:end-glue-point="0" svg:d="M18144 8551v1240" svg:viewBox="0 0 1 1241">
          <text:p/>
        </draw:connector>
      </draw:page>
      <draw:page draw:name="page11" draw:style-name="dp1" draw:master-page-name="Default">
        <draw:frame draw:style-name="gr56" draw:text-style-name="P41" draw:layer="layout" svg:width="12.065cm" svg:height="1.27cm" svg:x="7.985cm" svg:y="1cm">
          <draw:text-box>
            <text:p text:style-name="P40"><text:span text:style-name="T6">MakeChild Decorator and Chain </text:span></text:p>
          </draw:text-box>
        </draw:frame>
        <draw:custom-shape draw:style-name="gr113" draw:text-style-name="P42" xml:id="id95" draw:id="id95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9" xml:id="id88" draw:id="id88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OppSideChild</text:p>
          <draw:enhanced-geometry svg:viewBox="0 0 21600 21600" draw:type="rectangle" draw:enhanced-path="M 0 0 L 21600 0 21600 21600 0 21600 0 0 Z N"/>
        </draw:custom-shape>
        <draw:custom-shape draw:style-name="gr115" draw:text-style-name="P39" xml:id="id94" draw:id="id94" draw:layer="layout" svg:width="4.332cm" svg:height="0.734cm" svg:x="3.6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oChild</text:span></text:p>
          <draw:enhanced-geometry svg:viewBox="0 0 21600 21600" draw:type="rectangle" draw:enhanced-path="M 0 0 L 21600 0 21600 21600 0 21600 0 0 Z N"/>
        </draw:custom-shape>
        <draw:custom-shape draw:style-name="gr81" draw:text-style-name="P19" xml:id="id89" draw:id="id89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BullChild</text:p>
          <draw:enhanced-geometry svg:viewBox="0 0 21600 21600" draw:type="rectangle" draw:enhanced-path="M 0 0 L 21600 0 21600 21600 0 21600 0 0 Z N"/>
        </draw:custom-shape>
        <draw:custom-shape draw:style-name="gr81" draw:text-style-name="P19" xml:id="id90" draw:id="id90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WegChild</text:p>
          <draw:enhanced-geometry svg:viewBox="0 0 21600 21600" draw:type="rectangle" draw:enhanced-path="M 0 0 L 21600 0 21600 21600 0 21600 0 0 Z N"/>
        </draw:custom-shape>
        <draw:connector draw:style-name="gr74" draw:text-style-name="P31" draw:layer="layout" svg:x1="16.226cm" svg:y1="13.336cm" svg:x2="8.994cm" svg:y2="15.573cm" draw:start-shape="id88" draw:start-glue-point="2" draw:end-shape="id89" draw:end-glue-point="0" svg:d="M16226 13336v1119h-7232v1118" svg:viewBox="0 0 7233 2238">
          <text:p/>
        </draw:connector>
        <draw:connector draw:style-name="gr74" draw:text-style-name="P31" draw:layer="layout" svg:x1="16.226cm" svg:y1="13.336cm" svg:x2="13.961cm" svg:y2="15.573cm" draw:start-shape="id88" draw:start-glue-point="2" draw:end-shape="id90" draw:end-glue-point="0" svg:d="M16226 13336v1119h-2265v1118" svg:viewBox="0 0 2266 2238">
          <text:p/>
        </draw:connector>
        <draw:custom-shape draw:style-name="gr81" draw:text-style-name="P19" xml:id="id91" draw:id="id91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OneChild</text:p>
          <draw:enhanced-geometry svg:viewBox="0 0 21600 21600" draw:type="rectangle" draw:enhanced-path="M 0 0 L 21600 0 21600 21600 0 21600 0 0 Z N"/>
        </draw:custom-shape>
        <draw:custom-shape draw:style-name="gr81" draw:text-style-name="P19" xml:id="id92" draw:id="id92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QurChild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97" draw:id="id97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Base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9" xml:id="id96" draw:id="id96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otWith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16.226cm" svg:y1="13.336cm" svg:x2="18.724cm" svg:y2="15.573cm" draw:start-shape="id88" draw:start-glue-point="2" draw:end-shape="id91" draw:end-glue-point="0" svg:d="M16226 13336v1119h2498v1118" svg:viewBox="0 0 2499 2238">
          <text:p/>
        </draw:connector>
        <draw:connector draw:style-name="gr77" draw:text-style-name="P31" draw:layer="layout" svg:x1="16.226cm" svg:y1="13.336cm" svg:x2="23.599cm" svg:y2="15.573cm" draw:start-shape="id88" draw:start-glue-point="2" draw:end-shape="id92" draw:end-glue-point="0" svg:d="M16226 13336v1119h7373v1118" svg:viewBox="0 0 7374 2238">
          <text:p/>
        </draw:connector>
        <draw:custom-shape draw:style-name="gr75" draw:text-style-name="P31" xml:id="id93" draw:id="id93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0.532cm" svg:y1="7.621cm" svg:x2="5.814cm" svg:y2="9.208cm" draw:start-shape="id93" draw:start-glue-point="8" draw:end-shape="id94" draw:end-glue-point="0" svg:d="M10532 7621v786h-4718v801" svg:viewBox="0 0 4719 1588">
          <text:p/>
        </draw:connector>
        <draw:connector draw:style-name="gr77" draw:text-style-name="P31" draw:layer="layout" svg:x1="10.532cm" svg:y1="7.621cm" svg:x2="16.226cm" svg:y2="9.208cm" draw:start-shape="id93" draw:start-glue-point="8" draw:end-shape="id95" draw:end-glue-point="0" svg:d="M10532 7621v786h5694v801" svg:viewBox="0 0 5695 1588">
          <text:p/>
        </draw:connector>
        <draw:connector draw:style-name="gr77" draw:text-style-name="P31" draw:layer="layout" svg:x1="16.226cm" svg:y1="11.729cm" svg:x2="16.226cm" svg:y2="12.602cm" draw:start-shape="id96" draw:start-glue-point="2" draw:end-shape="id88" draw:end-glue-point="0" svg:d="M16226 11729v873" svg:viewBox="0 0 1 874">
          <text:p/>
        </draw:connector>
        <draw:connector draw:style-name="gr77" draw:text-style-name="P31" draw:layer="layout" svg:x1="16.226cm" svg:y1="9.942cm" svg:x2="16.226cm" svg:y2="10.996cm" draw:start-shape="id95" draw:start-glue-point="2" draw:end-shape="id96" draw:end-glue-point="0" svg:d="M16226 9942v1054" svg:viewBox="0 0 1 1055">
          <text:p/>
        </draw:connector>
        <draw:connector draw:style-name="gr77" draw:text-style-name="P31" draw:layer="layout" svg:x1="8.994cm" svg:y1="16.307cm" svg:x2="16.144cm" svg:y2="18.416cm" draw:start-shape="id89" draw:start-glue-point="2" draw:end-shape="id97" draw:end-glue-point="0" svg:d="M8994 16307v1055h7150v1054" svg:viewBox="0 0 7151 2110">
          <text:p/>
        </draw:connector>
        <draw:connector draw:style-name="gr77" draw:text-style-name="P31" draw:layer="layout" svg:x1="13.961cm" svg:y1="16.307cm" svg:x2="16.144cm" svg:y2="18.416cm" draw:start-shape="id90" draw:start-glue-point="2" draw:end-shape="id97" draw:end-glue-point="0" svg:d="M13961 16307v1055h2183v1054" svg:viewBox="0 0 2184 2110">
          <text:p/>
        </draw:connector>
        <draw:connector draw:style-name="gr77" draw:text-style-name="P31" draw:layer="layout" svg:x1="18.724cm" svg:y1="16.307cm" svg:x2="16.144cm" svg:y2="18.416cm" draw:start-shape="id91" draw:start-glue-point="2" draw:end-shape="id97" draw:end-glue-point="0" svg:d="M18724 16307v1055h-2580v1054" svg:viewBox="0 0 2581 2110">
          <text:p/>
        </draw:connector>
        <draw:connector draw:style-name="gr77" draw:text-style-name="P31" draw:layer="layout" svg:x1="23.599cm" svg:y1="16.307cm" svg:x2="16.144cm" svg:y2="18.416cm" draw:start-shape="id92" draw:start-glue-point="2" draw:end-shape="id97" draw:end-glue-point="0" svg:d="M23599 16307v1055h-7455v1054" svg:viewBox="0 0 7456 2110">
          <text:p/>
        </draw:connector>
        <draw:custom-shape draw:style-name="gr118" draw:text-style-name="P3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119" draw:text-style-name="P39" xml:id="id98" draw:id="id98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20" draw:text-style-name="P39" xml:id="id99" draw:id="id99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28" draw:layer="layout" svg:x1="20.772cm" svg:y1="4.274cm" svg:x2="20.772cm" svg:y2="5.228cm" draw:start-shape="id98" draw:start-glue-point="2" draw:end-shape="id99" draw:end-glue-point="0" svg:d="M20772 4274v954" svg:viewBox="0 0 1 955">
          <text:p/>
        </draw:connector>
        <draw:frame draw:style-name="gr121" draw:text-style-name="P22" draw:layer="layout" svg:width="3.493cm" svg:height="2.54cm" svg:x="2.269cm" svg:y="3.8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22" draw:text-style-name="P37" draw:layer="layout" svg:width="3.232cm" svg:height="2.223cm" svg:x="6.34cm" svg:y="3.8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</draw:page>
      <draw:page draw:name="page12" draw:style-name="dp1" draw:master-page-name="Default">
        <draw:frame draw:style-name="gr69" draw:text-style-name="P37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123" draw:text-style-name="P19" xml:id="id103" draw:id="id103" draw:layer="layout" svg:width="3.997cm" svg:height="0.734cm" svg:x="7.032cm" svg:y="5.8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Start</text:p>
          <draw:enhanced-geometry svg:viewBox="0 0 21600 21600" draw:type="rectangle" draw:enhanced-path="M 0 0 L 21600 0 21600 21600 0 21600 0 0 Z N"/>
        </draw:custom-shape>
        <draw:custom-shape draw:style-name="gr124" draw:text-style-name="P19" xml:id="id104" draw:id="id104" draw:layer="layout" svg:width="3.763cm" svg:height="0.734cm" svg:x="11.685cm" svg:y="5.8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StartHole</text:p>
          <draw:enhanced-geometry svg:viewBox="0 0 21600 21600" draw:type="rectangle" draw:enhanced-path="M 0 0 L 21600 0 21600 21600 0 21600 0 0 Z N"/>
        </draw:custom-shape>
        <draw:custom-shape draw:style-name="gr125" draw:text-style-name="P19" xml:id="id108" draw:id="id108" draw:layer="layout" svg:width="3.762cm" svg:height="0.734cm" svg:x="16.143cm" svg:y="5.8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StartMoveOne </text:p>
          <draw:enhanced-geometry svg:viewBox="0 0 21600 21600" draw:type="rectangle" draw:enhanced-path="M 0 0 L 21600 0 21600 21600 0 21600 0 0 Z N"/>
        </draw:custom-shape>
        <draw:custom-shape draw:style-name="gr126" draw:text-style-name="P3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tart_sow(move)</text:span></text:p>
          <draw:enhanced-geometry svg:viewBox="0 0 21600 21600" draw:type="rectangle" draw:enhanced-path="M 0 0 L 21600 0 21600 21600 0 21600 0 0 Z N"/>
        </draw:custom-shape>
        <draw:custom-shape draw:style-name="gr127" draw:text-style-name="P39" xml:id="id100" draw:id="id10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39" xml:id="id101" draw:id="id10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StartIf</text:span></text:p>
          <draw:enhanced-geometry svg:viewBox="0 0 21600 21600" draw:type="rectangle" draw:enhanced-path="M 0 0 L 21600 0 21600 21600 0 21600 0 0 Z N"/>
        </draw:custom-shape>
        <draw:connector draw:style-name="gr28" draw:layer="layout" svg:x1="20.438cm" svg:y1="15.069cm" svg:x2="20.438cm" svg:y2="16.023cm" draw:start-shape="id100" draw:start-glue-point="2" draw:end-shape="id101" draw:end-glue-point="0" svg:d="M20438 15069v954" svg:viewBox="0 0 1 955">
          <text:p/>
        </draw:connector>
        <draw:connector draw:style-name="gr74" draw:text-style-name="P31" draw:layer="layout" svg:x1="13.563cm" svg:y1="3.375cm" svg:x2="9.03cm" svg:y2="5.833cm" draw:start-shape="id102" draw:start-glue-point="8" draw:end-shape="id103" draw:end-glue-point="0" svg:d="M13563 3375v1221h-4533v1237" svg:viewBox="0 0 4534 2459">
          <text:p/>
        </draw:connector>
        <draw:connector draw:style-name="gr74" draw:text-style-name="P31" draw:layer="layout" svg:x1="13.563cm" svg:y1="3.375cm" svg:x2="13.566cm" svg:y2="5.833cm" draw:start-shape="id102" draw:start-glue-point="8" draw:end-shape="id104" draw:end-glue-point="0" svg:d="M13563 3375v1221h3v1237" svg:viewBox="0 0 4 2459">
          <text:p/>
        </draw:connector>
        <draw:custom-shape draw:style-name="gr124" draw:text-style-name="P19" xml:id="id107" draw:id="id107" draw:layer="layout" svg:width="3.763cm" svg:height="0.734cm" svg:x="11.685cm" svg:y="10.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StartPair</text:p>
          <draw:enhanced-geometry svg:viewBox="0 0 21600 21600" draw:type="rectangle" draw:enhanced-path="M 0 0 L 21600 0 21600 21600 0 21600 0 0 Z N"/>
        </draw:custom-shape>
        <draw:custom-shape draw:style-name="gr75" draw:text-style-name="P31" xml:id="id102" draw:id="id102" draw:layer="layout" svg:width="0.317cm" svg:height="0.318cm" svg:x="13.404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1" draw:layer="layout" svg:width="13.017cm" svg:height="0.971cm" svg:x="7.668cm" svg:y="1.001cm">
          <draw:text-box>
            <text:p text:style-name="P40"><text:span text:style-name="T6">Sow Starter Decorators and Chain</text:span></text:p>
          </draw:text-box>
        </draw:frame>
        <draw:custom-shape draw:style-name="gr124" draw:text-style-name="P19" xml:id="id105" draw:id="id105" draw:layer="layout" svg:width="3.763cm" svg:height="0.734cm" svg:x="11.685cm" svg:y="8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MarkUnlock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9.03cm" svg:y1="6.567cm" svg:x2="13.566cm" svg:y2="8.191cm" draw:start-shape="id103" draw:start-glue-point="2" draw:end-shape="id105" draw:end-glue-point="0" svg:d="M9030 6567v812h4536v812" svg:viewBox="0 0 4537 1625">
          <text:p/>
        </draw:connector>
        <draw:connector draw:style-name="gr77" draw:text-style-name="P31" draw:layer="layout" svg:x1="13.566cm" svg:y1="6.567cm" svg:x2="13.566cm" svg:y2="8.191cm" draw:start-shape="id104" draw:start-glue-point="2" draw:end-shape="id105" draw:end-glue-point="0" svg:d="M13566 6567v1624" svg:viewBox="0 0 1 1625">
          <text:p/>
        </draw:connector>
        <draw:frame draw:style-name="gr104" draw:text-style-name="P22" draw:layer="layout" svg:width="4.127cm" svg:height="2.861cm" svg:x="3.047cm" svg:y="14.97cm">
          <draw:text-box>
            <text:p text:style-name="P43"><text:span text:style-name="T8">State <text:s/>variables:</text:span></text:p>
            <text:p text:style-name="P43"><text:span text:style-name="T8"><text:tab/></text:span><text:span text:style-name="T8">Read:</text:span></text:p>
            <text:p text:style-name="P43"><text:span text:style-name="T8"><text:tab/></text:span><text:span text:style-name="T8"><text:tab/></text:span><text:span text:style-name="T8">turn</text:span></text:p>
            <text:p text:style-name="P43"><text:span text:style-name="T8"><text:tab/></text:span><text:span text:style-name="T8">Changed:</text:span></text:p>
            <text:p text:style-name="P43"><text:span text:style-name="T8"><text:tab/></text:span><text:span text:style-name="T8"><text:tab/></text:span><text:span text:style-name="T8">board</text:span></text:p>
            <text:p text:style-name="P43"><text:span text:style-name="T8"><text:tab/></text:span><text:span text:style-name="T8"><text:tab/></text:span><text:span text:style-name="T8">unlocked</text:span></text:p>
            <text:p text:style-name="P43"><text:span text:style-name="T8"><text:tab/></text:span><text:span text:style-name="T8"><text:tab/></text:span></text:p>
          </draw:text-box>
        </draw:frame>
        <draw:custom-shape draw:style-name="gr125" draw:text-style-name="P19" xml:id="id106" draw:id="id106" draw:layer="layout" svg:width="3.762cm" svg:height="0.734cm" svg:x="7.21cm" svg:y="10.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StartP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13.566cm" svg:y1="8.925cm" svg:x2="9.091cm" svg:y2="10.36cm" draw:start-shape="id105" draw:start-glue-point="2" draw:end-shape="id106" draw:end-glue-point="0" svg:d="M13566 8925v718h-4475v717" svg:viewBox="0 0 4476 1436">
          <text:p/>
        </draw:connector>
        <draw:frame draw:style-name="gr100" draw:text-style-name="P46" draw:layer="layout" svg:width="2.857cm" svg:height="1.051cm" svg:x="21.162cm" svg:y="5.664cm">
          <draw:text-box>
            <text:p text:style-name="P45">One of these</text:p>
            <text:p text:style-name="P45">is required</text:p>
          </draw:text-box>
        </draw:frame>
        <draw:connector draw:style-name="gr77" draw:text-style-name="P31" draw:layer="layout" svg:x1="13.566cm" svg:y1="8.925cm" svg:x2="13.566cm" svg:y2="10.36cm" draw:start-shape="id105" draw:start-glue-point="2" draw:end-shape="id107" draw:end-glue-point="0" svg:d="M13566 8925v1435" svg:viewBox="0 0 1 1436">
          <text:p/>
        </draw:connector>
        <draw:connector draw:style-name="gr129" draw:text-style-name="P31" draw:layer="layout" draw:line-skew="-0.019cm" svg:x1="13.563cm" svg:y1="3.375cm" svg:x2="18.024cm" svg:y2="5.833cm" draw:start-shape="id102" draw:start-glue-point="8" draw:end-shape="id108" draw:end-glue-point="0" svg:d="M13563 3375v1202h4461v1256" svg:viewBox="0 0 4462 2459">
          <text:p text:style-name="P31"><text:s text:c="15"/></text:p>
        </draw:connector>
        <draw:custom-shape draw:style-name="gr130" draw:text-style-name="P19" xml:id="id109" draw:id="id109" draw:layer="layout" svg:width="3.759cm" svg:height="0.734cm" svg:x="16.283cm" svg:y="10.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StartTriple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18.024cm" svg:y1="6.567cm" svg:x2="13.566cm" svg:y2="8.191cm" draw:start-shape="id108" draw:start-glue-point="2" draw:end-shape="id105" draw:end-glue-point="0" svg:d="M18024 6567v812h-4458v812" svg:viewBox="0 0 4459 1625">
          <text:p/>
        </draw:connector>
        <draw:connector draw:style-name="gr77" draw:text-style-name="P31" draw:layer="layout" svg:x1="13.566cm" svg:y1="8.925cm" svg:x2="18.162cm" svg:y2="10.36cm" draw:start-shape="id105" draw:start-glue-point="2" draw:end-shape="id109" draw:end-glue-point="0" svg:d="M13566 8925v718h4596v717" svg:viewBox="0 0 4597 1436">
          <text:p/>
        </draw:connector>
        <draw:frame draw:style-name="gr100" draw:text-style-name="P46" draw:layer="layout" svg:width="2.857cm" svg:height="1.051cm" svg:x="21.162cm" svg:y="10.207cm">
          <draw:text-box>
            <text:p text:style-name="P45">One of these</text:p>
            <text:p text:style-name="P45">is required</text:p>
          </draw:text-box>
        </draw:frame>
      </draw:page>
      <draw:page draw:name="page13" draw:style-name="dp1" draw:master-page-name="Default">
        <draw:custom-shape draw:style-name="gr131" draw:text-style-name="P39" xml:id="id116" draw:id="id116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39" xml:id="id110" draw:id="id110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single_sower()</text:span></text:p>
          <text:p text:style-name="P3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133" draw:text-style-name="P39" xml:id="id112" draw:id="id112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134" draw:text-style-name="P39" xml:id="id113" draw:id="id113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39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136" draw:text-style-name="P39" xml:id="id114" draw:id="id114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137" draw:text-style-name="P39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138" draw:text-style-name="P39" xml:id="id111" draw:id="id111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139" draw:text-style-name="P39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28" draw:text-style-name="P47" draw:layer="layout" svg:x1="10.278cm" svg:y1="6.653cm" svg:x2="7.438cm" svg:y2="8.202cm" draw:start-shape="id110" draw:start-glue-point="2" draw:end-shape="id111" draw:end-glue-point="0" svg:d="M10278 6653v774h-2840v775" svg:viewBox="0 0 2841 1550">
          <text:p/>
        </draw:connector>
        <draw:connector draw:style-name="gr28" draw:text-style-name="P47" draw:layer="layout" svg:x1="10.278cm" svg:y1="6.653cm" svg:x2="12.782cm" svg:y2="8.202cm" draw:start-shape="id110" draw:start-glue-point="2" draw:end-shape="id112" draw:end-glue-point="0" svg:d="M10278 6653v774h2504v775" svg:viewBox="0 0 2505 1550">
          <text:p/>
        </draw:connector>
        <draw:connector draw:style-name="gr26" draw:text-style-name="P47" draw:layer="layout" svg:x1="14.948cm" svg:y1="8.325cm" svg:x2="17.334cm" svg:y2="9.631cm" draw:start-shape="id112" draw:start-glue-point="9" draw:end-shape="id113" draw:end-glue-point="3" svg:d="M14948 8325h1193v1306h1193" svg:viewBox="0 0 2387 1307">
          <text:p/>
        </draw:connector>
        <draw:connector draw:style-name="gr26" draw:layer="layout" draw:line-skew="-0.536cm" svg:x1="14.948cm" svg:y1="8.813cm" svg:x2="17.334cm" svg:y2="11.723cm" draw:start-shape="id112" draw:start-glue-point="8" draw:end-shape="id114" draw:end-glue-point="3" svg:d="M14948 8813h657v2910h1729" svg:viewBox="0 0 2387 2911">
          <text:p/>
        </draw:connector>
        <draw:frame draw:style-name="gr78" draw:text-style-name="P22" draw:layer="layout" svg:width="3.493cm" svg:height="4.043cm" svg:x="1.952cm" svg:y="12.767cm">
          <draw:text-box>
            <text:p text:style-name="P43"><text:span text:style-name="T8">State <text:s/>variables:</text:span></text:p>
            <text:p text:style-name="P43"><text:span text:style-name="T8"><text:tab/></text:span><text:span text:style-name="T8">Reads</text:span></text:p>
            <text:p text:style-name="P43"><text:span text:style-name="T8"><text:tab/></text:span><text:span text:style-name="T8"><text:tab/></text:span><text:span text:style-name="T8">inhibitor</text:span></text:p>
            <text:p text:style-name="P43"><text:span text:style-name="T8"><text:tab/></text:span><text:span text:style-name="T8"><text:tab/></text:span><text:span text:style-name="T8">turn</text:span></text:p>
            <text:p text:style-name="P43"><text:span text:style-name="T8"><text:tab/></text:span><text:span text:style-name="T8"><text:tab/></text:span><text:span text:style-name="T8">child</text:span></text:p>
            <text:p text:style-name="P43"><text:span text:style-name="T8"><text:tab/></text:span><text:span text:style-name="T8"><text:tab/></text:span><text:span text:style-name="T8">mcount</text:span></text:p>
            <text:p text:style-name="P43"><text:span text:style-name="T8"><text:tab/></text:span><text:span text:style-name="T8">Changes</text:span></text:p>
            <text:p text:style-name="P43"><text:span text:style-name="T8"><text:tab/></text:span><text:span text:style-name="T8"><text:tab/></text:span><text:span text:style-name="T8">board</text:span></text:p>
            <text:p text:style-name="P43"><text:span text:style-name="T8"><text:tab/></text:span><text:span text:style-name="T8"><text:tab/></text:span><text:span text:style-name="T8">store</text:span></text:p>
            <text:p text:style-name="P43"><text:span text:style-name="T8"><text:tab/></text:span><text:span text:style-name="T8"><text:tab/></text:span><text:span text:style-name="T8">blocked</text:span></text:p>
          </draw:text-box>
        </draw:frame>
        <draw:frame draw:style-name="gr56" draw:text-style-name="P41" draw:layer="layout" svg:width="8.89cm" svg:height="1.27cm" svg:x="9.255cm" svg:y="1cm">
          <draw:text-box>
            <text:p text:style-name="P31"><text:span text:style-name="T6">Sower Decorators</text:span></text:p>
          </draw:text-box>
        </draw:frame>
        <draw:frame draw:style-name="gr140" draw:text-style-name="P37" draw:layer="layout" svg:width="3.232cm" svg:height="6.013cm" svg:x="6.023cm" svg:y="12.767cm">
          <draw:text-box>
            <text:p text:style-name="P43"><text:span text:style-name="T8">Parameters:</text:span></text:p>
            <text:p text:style-name="P43"><text:span text:style-name="T8"><text:tab/></text:span><text:span text:style-name="T8">capt_max</text:span></text:p>
            <text:p text:style-name="P43"><text:span text:style-name="T8"><text:tab/></text:span><text:span text:style-name="T8">capt_min</text:span></text:p>
            <text:p text:style-name="P43"><text:span text:style-name="T8"><text:tab/></text:span><text:span text:style-name="T8">capt_on</text:span></text:p>
            <text:p text:style-name="P43"><text:span text:style-name="T8"><text:tab/></text:span><text:span text:style-name="T8">child_type</text:span></text:p>
            <text:p text:style-name="P43"><text:span text:style-name="T8"><text:tab/></text:span><text:span text:style-name="T8">crosscapt</text:span></text:p>
            <text:p text:style-name="P43"><text:span text:style-name="T8"><text:tab/></text:span><text:span text:style-name="T8">evens</text:span></text:p>
            <text:p text:style-name="P43"><text:span text:style-name="T8"><text:tab/></text:span><text:span text:style-name="T8">goal</text:span></text:p>
            <text:p text:style-name="P43"><text:span text:style-name="T8"><text:tab/></text:span><text:span text:style-name="T8">gparam_one</text:span></text:p>
            <text:p text:style-name="P43"><text:span text:style-name="T8"><text:tab/></text:span><text:span text:style-name="T8">mlaps</text:span></text:p>
            <text:p text:style-name="P43"><text:span text:style-name="T8"><text:tab/></text:span><text:span text:style-name="T8">prescribed</text:span></text:p>
            <text:p text:style-name="P43"><text:span text:style-name="T8"><text:tab/></text:span><text:span text:style-name="T8">sow_direct</text:span></text:p>
            <text:p text:style-name="P43"><text:span text:style-name="T8"><text:tab/></text:span><text:span text:style-name="T8">sow_own_store</text:span></text:p>
            <text:p text:style-name="P43"><text:span text:style-name="T8"><text:tab/></text:span><text:span text:style-name="T8">sow_rule</text:span></text:p>
            <text:p text:style-name="P43"><text:span text:style-name="T8"><text:tab/></text:span><text:span text:style-name="T8">visit_opp</text:span></text:p>
          </draw:text-box>
        </draw:frame>
        <draw:custom-shape draw:style-name="gr141" draw:text-style-name="P48" xml:id="id119" draw:id="id119" draw:layer="layout" svg:width="4.762cm" svg:height="0.953cm" svg:x="14.018cm" svg:y="17.688cm">
          <text:p text:style-name="P44"><text:span text:style-name="T14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70" draw:text-style-name="P15" xml:id="id118" draw:id="id118" draw:layer="layout" svg:width="4.762cm" svg:height="0.817cm" svg:x="14.018cm" svg:y="16.363cm">
          <text:p text:style-name="P15">SowMlapSeeds</text:p>
          <draw:enhanced-geometry svg:viewBox="0 0 21600 21600" draw:type="rectangle" draw:enhanced-path="M 0 0 L 21600 0 21600 21600 0 21600 0 0 Z N"/>
        </draw:custom-shape>
        <draw:custom-shape draw:style-name="gr70" draw:text-style-name="P15" xml:id="id117" draw:id="id117" draw:layer="layout" svg:width="4.762cm" svg:height="0.817cm" svg:x="14.018cm" svg:y="14.97cm">
          <text:p text:style-name="P15">Prescribed S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9" xml:id="id115" draw:id="id115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28" draw:layer="layout" draw:line-skew="-0.209cm" svg:x1="14.878cm" svg:y1="3.639cm" svg:x2="10.278cm" svg:y2="4.928cm" draw:start-shape="id115" draw:start-glue-point="2" draw:end-shape="id116" draw:end-glue-point="0" svg:d="M14878 3639v436h-4600v853" svg:viewBox="0 0 4601 1290">
          <text:p/>
        </draw:connector>
        <draw:connector draw:style-name="gr28" draw:layer="layout" draw:line-skew="-2.377cm" svg:x1="14.878cm" svg:y1="3.639cm" svg:x2="19.644cm" svg:y2="9.264cm" draw:start-shape="id115" draw:start-glue-point="2" draw:end-shape="id113" draw:end-glue-point="0" svg:d="M14878 3639v436h4766v5189" svg:viewBox="0 0 4767 5626">
          <text:p/>
        </draw:connector>
        <draw:connector draw:style-name="gr77" draw:text-style-name="P31" draw:layer="layout" svg:x1="16.399cm" svg:y1="15.787cm" svg:x2="16.399cm" svg:y2="16.363cm" draw:start-shape="id117" draw:start-glue-point="2" draw:end-shape="id118" draw:end-glue-point="0" svg:d="M16399 15787v576" svg:viewBox="0 0 1 577">
          <text:p/>
        </draw:connector>
        <draw:connector draw:style-name="gr77" draw:text-style-name="P31" draw:layer="layout" svg:x1="16.399cm" svg:y1="17.18cm" svg:x2="16.399cm" svg:y2="17.688cm" draw:start-shape="id118" draw:start-glue-point="2" draw:end-shape="id119" draw:end-glue-point="0" svg:d="M16399 17180v508" svg:viewBox="0 0 1 509">
          <text:p/>
        </draw:connector>
        <draw:custom-shape draw:style-name="gr75" draw:text-style-name="P31" xml:id="id120" draw:id="id120" draw:layer="layout" svg:width="0.317cm" svg:height="0.318cm" svg:x="16.24cm" svg:y="1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6.399cm" svg:y1="14.447cm" svg:x2="16.4cm" svg:y2="14.97cm" draw:start-shape="id120" draw:start-glue-point="8" svg:d="M16399 14447v513h1v10" svg:viewBox="0 0 2 524">
          <text:p/>
        </draw:connector>
      </draw:page>
      <draw:page draw:name="page14" draw:style-name="dp1" draw:master-page-name="Default">
        <draw:custom-shape draw:style-name="gr70" draw:text-style-name="P15" xml:id="id125" draw:id="id125" draw:layer="layout" svg:width="4.62cm" svg:height="0.733cm" svg:x="15.334cm" svg:y="11.0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41" draw:layer="layout" svg:width="12.065cm" svg:height="1.839cm" svg:x="7.985cm" svg:y="1cm">
          <draw:text-box>
            <text:p text:style-name="P31"><text:span text:style-name="T6">Lapper Continuer Deco Chain </text:span></text:p>
          </draw:text-box>
        </draw:frame>
        <draw:custom-shape draw:style-name="gr70" draw:text-style-name="P15" xml:id="id121" draw:id="id121" draw:layer="layout" svg:width="4.332cm" svg:height="0.734cm" svg:x="10.842cm" svg:y="4.9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xml:id="id122" draw:id="id122" draw:layer="layout" svg:width="4.332cm" svg:height="0.734cm" svg:x="10.842cm" svg:y="6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xml:id="id123" draw:id="id123" draw:layer="layout" svg:width="4.332cm" svg:height="0.734cm" svg:x="10.842cm" svg:y="8.3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9" xml:id="id124" draw:id="id124" draw:layer="layout" svg:width="4.332cm" svg:height="0.734cm" svg:x="4.24cm" svg:y="11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NextLapCont</text:p>
          <draw:enhanced-geometry svg:viewBox="0 0 21600 21600" draw:type="rectangle" draw:enhanced-path="M 0 0 L 21600 0 21600 21600 0 21600 0 0 Z N"/>
        </draw:custom-shape>
        <draw:custom-shape draw:style-name="gr144" draw:text-style-name="P39" xml:id="id126" draw:id="id126" draw:layer="layout" svg:width="4.332cm" svg:height="0.734cm" svg:x="15.478cm" svg:y="12.8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topSingleSeeds</text:span></text:p>
          <draw:enhanced-geometry svg:viewBox="0 0 21600 21600" draw:type="rectangle" draw:enhanced-path="M 0 0 L 21600 0 21600 21600 0 21600 0 0 Z N"/>
        </draw:custom-shape>
        <draw:custom-shape draw:style-name="gr145" draw:text-style-name="P39" xml:id="id128" draw:id="id128" draw:layer="layout" svg:width="4.332cm" svg:height="0.734cm" svg:x="10.629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hildLapCont</text:span></text:p>
          <draw:enhanced-geometry svg:viewBox="0 0 21600 21600" draw:type="rectangle" draw:enhanced-path="M 0 0 L 21600 0 21600 21600 0 21600 0 0 Z N"/>
        </draw:custom-shape>
        <draw:custom-shape draw:style-name="gr146" draw:text-style-name="P39" xml:id="id127" draw:id="id127" draw:layer="layout" svg:width="4.332cm" svg:height="0.734cm" svg:x="15.50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iverBlckdLapper</text:span></text:p>
          <draw:enhanced-geometry svg:viewBox="0 0 21600 21600" draw:type="rectangle" draw:enhanced-path="M 0 0 L 21600 0 21600 21600 0 21600 0 0 Z N"/>
        </draw:custom-shape>
        <draw:custom-shape draw:style-name="gr147" draw:text-style-name="P39" xml:id="id129" draw:id="id129" draw:layer="layout" svg:width="4.332cm" svg:height="0.734cm" svg:x="20.58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</text:span>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13.008cm" svg:y1="5.697cm" svg:x2="13.008cm" svg:y2="6.667cm" draw:start-shape="id121" draw:start-glue-point="2" draw:end-shape="id122" draw:end-glue-point="0" svg:d="M13008 5697v970" svg:viewBox="0 0 1 971">
          <text:p/>
        </draw:connector>
        <draw:connector draw:style-name="gr77" draw:text-style-name="P31" draw:layer="layout" svg:x1="13.008cm" svg:y1="7.401cm" svg:x2="13.008cm" svg:y2="8.334cm" draw:start-shape="id122" draw:start-glue-point="2" draw:end-shape="id123" draw:end-glue-point="0" svg:d="M13008 7401v933" svg:viewBox="0 0 1 934">
          <text:p/>
        </draw:connector>
        <draw:connector draw:style-name="gr77" draw:text-style-name="P31" draw:layer="layout" draw:line-skew="0.177cm" svg:x1="13.008cm" svg:y1="9.068cm" svg:x2="6.406cm" svg:y2="11.017cm" draw:start-shape="id123" draw:start-glue-point="2" draw:end-shape="id124" draw:end-glue-point="0" svg:d="M13008 9068v1152h-6602v797" svg:viewBox="0 0 6603 1950">
          <text:p/>
        </draw:connector>
        <draw:connector draw:style-name="gr74" draw:text-style-name="P31" draw:layer="layout" draw:line-skew="0.177cm" svg:x1="13.008cm" svg:y1="9.068cm" svg:x2="17.644cm" svg:y2="11.018cm" draw:start-shape="id123" draw:start-glue-point="2" draw:end-shape="id125" draw:end-glue-point="0" svg:d="M13008 9068v1152h4636v798" svg:viewBox="0 0 4637 1951">
          <text:p/>
        </draw:connector>
        <draw:connector draw:style-name="gr74" draw:text-style-name="P31" draw:layer="layout" svg:x1="17.644cm" svg:y1="11.751cm" svg:x2="17.644cm" svg:y2="12.878cm" draw:start-shape="id125" draw:start-glue-point="2" draw:end-shape="id126" draw:end-glue-point="0" svg:d="M17644 11751v1127" svg:viewBox="0 0 1 1128">
          <text:p/>
        </draw:connector>
        <draw:connector draw:style-name="gr74" draw:text-style-name="P31" draw:layer="layout" svg:x1="17.644cm" svg:y1="13.612cm" svg:x2="17.671cm" svg:y2="15.283cm" draw:start-shape="id126" draw:start-glue-point="2" draw:end-shape="id127" draw:end-glue-point="0" svg:d="M17644 13612v836h27v835" svg:viewBox="0 0 28 1672">
          <text:p/>
        </draw:connector>
        <draw:connector draw:style-name="gr74" draw:text-style-name="P31" draw:layer="layout" svg:x1="17.644cm" svg:y1="13.612cm" svg:x2="12.795cm" svg:y2="15.283cm" draw:start-shape="id126" draw:start-glue-point="2" draw:end-shape="id128" draw:end-glue-point="0" svg:d="M17644 13612v836h-4849v835" svg:viewBox="0 0 4850 1672">
          <text:p/>
        </draw:connector>
        <draw:connector draw:style-name="gr74" draw:text-style-name="P31" draw:layer="layout" svg:x1="17.644cm" svg:y1="13.612cm" svg:x2="22.751cm" svg:y2="15.283cm" draw:start-shape="id126" draw:start-glue-point="2" draw:end-shape="id129" draw:end-glue-point="0" svg:d="M17644 13612v836h5107v835" svg:viewBox="0 0 5108 1672">
          <text:p/>
        </draw:connector>
        <draw:custom-shape draw:style-name="gr75" draw:text-style-name="P31" xml:id="id130" draw:id="id130" draw:layer="layout" svg:width="0.317cm" svg:height="0.318cm" svg:x="12.848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3.007cm" svg:y1="4.14cm" svg:x2="13.008cm" svg:y2="4.963cm" draw:start-shape="id130" draw:start-glue-point="8" draw:end-shape="id121" draw:end-glue-point="0" svg:d="M13007 4140v404h1v419" svg:viewBox="0 0 2 824">
          <text:p/>
        </draw:connector>
      </draw:page>
      <draw:page draw:name="page15" draw:style-name="dp1" draw:master-page-name="Default">
        <draw:frame draw:style-name="gr78" draw:text-style-name="P22" draw:layer="layout" svg:width="3.493cm" svg:height="4.043cm" svg:x="3.222cm" svg:y="13.7cm">
          <draw:text-box>
            <text:p text:style-name="P43"><text:span text:style-name="T8">State <text:s/>variables read:</text:span></text:p>
            <text:p text:style-name="P43"><text:span text:style-name="T8"><text:tab/></text:span><text:span text:style-name="T8">board</text:span></text:p>
            <text:p text:style-name="P43"><text:span text:style-name="T8"><text:tab/></text:span><text:span text:style-name="T8">child</text:span></text:p>
            <text:p text:style-name="P43"><text:span text:style-name="T8"><text:tab/></text:span><text:span text:style-name="T8">turn</text:span></text:p>
            <text:p text:style-name="P43"><text:span text:style-name="T8"><text:tab/></text:span><text:span text:style-name="T8">unlocked</text:span></text:p>
            <text:p text:style-name="P43"><text:span text:style-name="T8"><text:tab/></text:span></text:p>
            <text:p text:style-name="P43"><text:span text:style-name="T8"><text:tab/></text:span><text:span text:style-name="T8"><text:tab/></text:span></text:p>
          </draw:text-box>
        </draw:frame>
        <draw:frame draw:style-name="gr106" draw:text-style-name="P41" draw:layer="layout" svg:width="14.605cm" svg:height="1.839cm" svg:x="6.397cm" svg:y="1cm">
          <draw:text-box>
            <text:p text:style-name="P31"><text:span text:style-name="T6">Capt Ok Decorators and Chains</text:span></text:p>
          </draw:text-box>
        </draw:frame>
        <draw:frame draw:style-name="gr148" draw:text-style-name="P37" draw:layer="layout" svg:width="3.867cm" svg:height="4.128cm" svg:x="7.35cm" svg:y="13.7cm">
          <draw:text-box>
            <text:p text:style-name="P43"><text:span text:style-name="T8">Parameters:</text:span></text:p>
            <text:p text:style-name="P43"><text:span text:style-name="T8"><text:tab/></text:span><text:span text:style-name="T8">capt_max</text:span></text:p>
            <text:p text:style-name="P43"><text:span text:style-name="T8"><text:tab/></text:span><text:span text:style-name="T8">capt_min</text:span><text:span text:style-name="T8"><text:tab/></text:span></text:p>
            <text:p text:style-name="P43"><text:span text:style-name="T8"><text:tab/></text:span><text:span text:style-name="T8">capt_on</text:span></text:p>
            <text:p text:style-name="P43"><text:span text:style-name="T8"><text:tab/></text:span><text:span text:style-name="T8">moveunlock</text:span><text:span text:style-name="T8"><text:tab/></text:span><text:span text:style-name="T8"><text:tab/></text:span><text:span text:style-name="T8">oppsidecapt</text:span><text:span text:style-name="T8"><text:tab/></text:span></text:p>
            <text:p text:style-name="P43"><text:span text:style-name="T8"/></text:p>
          </draw:text-box>
        </draw:frame>
        <draw:custom-shape draw:style-name="gr108" draw:text-style-name="P42" xml:id="id131" draw:id="id131" draw:layer="layout" svg:width="4.445cm" svg:height="0.734cm" svg:x="15.922cm" svg:y="5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Capt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132" draw:id="id132" draw:layer="layout" svg:width="4.445cm" svg:height="0.734cm" svg:x="15.922cm" svg:y="7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xml:id="id133" draw:id="id133" draw:layer="layout" svg:width="4.445cm" svg:height="0.734cm" svg:x="15.922cm" svg:y="8.9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aptEve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5" xml:id="id136" draw:id="id136" draw:layer="layout" svg:width="4.445cm" svg:height="0.734cm" svg:x="15.922cm" svg:y="10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xml:id="id138" draw:id="id138" draw:layer="layout" svg:width="4.445cm" svg:height="0.734cm" svg:x="15.922cm" svg:y="11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aptM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9" xml:id="id139" draw:id="id139" draw:layer="layout" svg:width="4.286cm" svg:height="0.734cm" svg:x="16.001cm" svg:y="13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18.144cm" svg:y1="6.629cm" svg:x2="18.144cm" svg:y2="7.417cm" draw:start-shape="id131" draw:start-glue-point="2" draw:end-shape="id132" draw:end-glue-point="0" svg:d="M18144 6629v788" svg:viewBox="0 0 1 789">
          <text:p/>
        </draw:connector>
        <draw:connector draw:style-name="gr77" draw:text-style-name="P31" draw:layer="layout" svg:x1="18.144cm" svg:y1="8.151cm" svg:x2="18.144cm" svg:y2="8.924cm" draw:start-shape="id132" draw:start-glue-point="2" draw:end-shape="id133" draw:end-glue-point="0" svg:d="M18144 8151v773" svg:viewBox="0 0 1 774">
          <text:p/>
        </draw:connector>
        <draw:custom-shape draw:style-name="gr150" draw:text-style-name="P3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ure_ok(loc)</text:span></text:p>
          <draw:enhanced-geometry svg:viewBox="0 0 21600 21600" draw:type="rectangle" draw:enhanced-path="M 0 0 L 21600 0 21600 21600 0 21600 0 0 Z N"/>
        </draw:custom-shape>
        <draw:custom-shape draw:style-name="gr151" draw:text-style-name="P39" xml:id="id134" draw:id="id134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52" draw:text-style-name="P39" xml:id="id135" draw:id="id135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9" xml:id="id141" draw:id="id141" draw:layer="layout" svg:width="4.445cm" svg:height="0.734cm" svg:x="15.922cm" svg:y="16.4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NeedSeedsNotChild</text:span></text:p>
          <draw:enhanced-geometry svg:viewBox="0 0 21600 21600" draw:type="rectangle" draw:enhanced-path="M 0 0 L 21600 0 21600 21600 0 21600 0 0 Z N"/>
        </draw:custom-shape>
        <draw:custom-shape draw:style-name="gr109" draw:text-style-name="P15" xml:id="id140" draw:id="id140" draw:layer="layout" svg:width="4.445cm" svg:height="0.734cm" svg:x="15.922cm" svg:y="14.9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7.738cm" svg:y1="6.496cm" svg:x2="7.738cm" svg:y2="7.507cm" draw:start-shape="id134" draw:start-glue-point="2" draw:end-shape="id135" draw:end-glue-point="0" svg:d="M7738 6496v1011" svg:viewBox="0 0 1 1012">
          <text:p/>
        </draw:connector>
        <draw:connector draw:style-name="gr74" draw:text-style-name="P31" draw:layer="layout" svg:x1="18.144cm" svg:y1="9.658cm" svg:x2="18.144cm" svg:y2="10.431cm" draw:start-shape="id133" draw:start-glue-point="2" draw:end-shape="id136" draw:end-glue-point="0" svg:d="M18144 9658v773" svg:viewBox="0 0 1 774">
          <text:p/>
        </draw:connector>
        <draw:custom-shape draw:style-name="gr75" draw:text-style-name="P31" xml:id="id137" draw:id="id13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31" draw:layer="layout" svg:x1="18.145cm" svg:y1="4.81cm" svg:x2="18.144cm" svg:y2="5.895cm" draw:start-shape="id137" draw:start-glue-point="8" draw:end-shape="id131" draw:end-glue-point="0" svg:d="M18145 4810v535h-1v550" svg:viewBox="0 0 2 1086">
          <text:p text:style-name="P31"><text:s/></text:p>
        </draw:connector>
        <draw:connector draw:style-name="gr77" draw:text-style-name="P31" draw:layer="layout" svg:x1="18.144cm" svg:y1="11.165cm" svg:x2="18.144cm" svg:y2="11.937cm" draw:start-shape="id136" draw:start-glue-point="2" draw:end-shape="id138" draw:end-glue-point="0" svg:d="M18144 11165v772" svg:viewBox="0 0 1 773">
          <text:p/>
        </draw:connector>
        <draw:connector draw:style-name="gr77" draw:text-style-name="P31" draw:layer="layout" svg:x1="18.144cm" svg:y1="12.671cm" svg:x2="18.144cm" svg:y2="13.444cm" draw:start-shape="id138" draw:start-glue-point="2" draw:end-shape="id139" draw:end-glue-point="0" svg:d="M18144 12671v773" svg:viewBox="0 0 1 774">
          <text:p/>
        </draw:connector>
        <draw:connector draw:style-name="gr77" draw:text-style-name="P31" draw:layer="layout" svg:x1="18.144cm" svg:y1="14.178cm" svg:x2="18.144cm" svg:y2="14.951cm" draw:start-shape="id139" draw:start-glue-point="2" draw:end-shape="id140" draw:end-glue-point="0" svg:d="M18144 14178v773" svg:viewBox="0 0 1 774">
          <text:p/>
        </draw:connector>
        <draw:connector draw:style-name="gr77" draw:text-style-name="P31" draw:layer="layout" svg:x1="18.144cm" svg:y1="15.685cm" svg:x2="18.144cm" svg:y2="16.458cm" draw:start-shape="id140" draw:start-glue-point="2" draw:end-shape="id141" draw:end-glue-point="0" svg:d="M18144 15685v773" svg:viewBox="0 0 1 774">
          <text:p/>
        </draw:connector>
      </draw:page>
      <draw:page draw:name="page16" draw:style-name="dp1" draw:master-page-name="Default">
        <draw:frame draw:style-name="gr32" draw:text-style-name="P41" draw:layer="layout" svg:width="7.938cm" svg:height="0.971cm" svg:x="9.572cm" svg:y="1cm">
          <draw:text-box>
            <text:p text:style-name="P31"><text:span text:style-name="T6">Captuer Decorators </text:span></text:p>
          </draw:text-box>
        </draw:frame>
        <draw:frame draw:style-name="gr154" draw:text-style-name="P50" draw:layer="layout" svg:width="4.223cm" svg:height="4.127cm" svg:x="2.27cm" svg:y="6.774cm">
          <draw:text-box>
            <text:p><text:span text:style-name="T14">State variables</text:span></text:p>
            <text:p><text:span text:style-name="T14"><text:tab/></text:span><text:span text:style-name="T14">Reads</text:span></text:p>
            <text:p><text:span text:style-name="T14"><text:tab/></text:span><text:span text:style-name="T14"><text:tab/></text:span><text:span text:style-name="T14">inhibitor</text:span></text:p>
            <text:p><text:span text:style-name="T14"><text:tab/></text:span><text:span text:style-name="T14"><text:tab/></text:span><text:span text:style-name="T14">starter</text:span></text:p>
            <text:p><text:span text:style-name="T14"><text:tab/></text:span><text:span text:style-name="T14"><text:tab/></text:span><text:span text:style-name="T14">turn</text:span></text:p>
            <text:p><text:span text:style-name="T14"><text:tab/></text:span><text:span text:style-name="T14">Changes</text:span></text:p>
            <text:p><text:span text:style-name="T14"><text:tab/></text:span><text:span text:style-name="T14"><text:tab/></text:span><text:span text:style-name="T14">board</text:span></text:p>
            <text:p><text:span text:style-name="T14"><text:tab/></text:span><text:span text:style-name="T14"><text:tab/></text:span><text:span text:style-name="T14">child</text:span></text:p>
            <text:p><text:span text:style-name="T14"><text:tab/></text:span><text:span text:style-name="T14"><text:tab/></text:span><text:span text:style-name="T14">store</text:span></text:p>
          </draw:text-box>
        </draw:frame>
        <draw:frame draw:style-name="gr155" draw:text-style-name="P50" draw:layer="layout" svg:width="4.926cm" svg:height="9.466cm" svg:x="7.032cm" svg:y="6.774cm">
          <draw:text-box>
            <text:p><text:span text:style-name="T14">Parameters:</text:span></text:p>
            <text:p><text:span text:style-name="T14"><text:tab/></text:span><text:span text:style-name="T14">capsamedir</text:span></text:p>
            <text:p><text:span text:style-name="T14"><text:tab/></text:span><text:span text:style-name="T14">capt_max</text:span></text:p>
            <text:p><text:span text:style-name="T14"><text:tab/></text:span><text:span text:style-name="T14">capt_min</text:span></text:p>
            <text:p><text:span text:style-name="T14"><text:tab/></text:span><text:span text:style-name="T14">capt_next</text:span></text:p>
            <text:p><text:span text:style-name="T14"><text:tab/></text:span><text:span text:style-name="T14">capt_on</text:span></text:p>
            <text:p><text:span text:style-name="T14"><text:tab/></text:span><text:span text:style-name="T14">capt_rturn</text:span></text:p>
            <text:p><text:span text:style-name="T14"><text:tab/></text:span><text:span text:style-name="T14">capttwoout</text:span></text:p>
            <text:p><text:span text:style-name="T14"><text:tab/></text:span><text:span text:style-name="T14">child_cvt</text:span></text:p>
            <text:p><text:span text:style-name="T14"><text:tab/></text:span><text:span text:style-name="T14">child_type</text:span></text:p>
            <text:p><text:span text:style-name="T14"><text:tab/></text:span><text:span text:style-name="T14">crosscapt</text:span></text:p>
            <text:p><text:span text:style-name="T14"><text:tab/></text:span><text:span text:style-name="T14">evens</text:span></text:p>
            <text:p><text:span text:style-name="T14"><text:tab/></text:span><text:span text:style-name="T14">grandslam</text:span></text:p>
            <text:p><text:span text:style-name="T14"><text:tab/></text:span><text:span text:style-name="T14">mlaps</text:span></text:p>
            <text:p><text:span text:style-name="T14"><text:tab/></text:span><text:span text:style-name="T14">multicapt</text:span></text:p>
            <text:p><text:span text:style-name="T14"><text:tab/></text:span><text:span text:style-name="T14">nocaptfirst</text:span></text:p>
            <text:p><text:span text:style-name="T14"><text:tab/></text:span><text:span text:style-name="T14">nosinglecapt</text:span></text:p>
            <text:p><text:span text:style-name="T14"><text:tab/></text:span><text:span text:style-name="T14">oppsidecapt</text:span></text:p>
            <text:p><text:span text:style-name="T14"><text:tab/></text:span><text:span text:style-name="T14">pickextra</text:span></text:p>
            <text:p><text:span text:style-name="T14"><text:tab/></text:span><text:span text:style-name="T14">prescribed</text:span></text:p>
            <text:p><text:span text:style-name="T14"><text:tab/></text:span><text:span text:style-name="T14">round_fill</text:span></text:p>
            <text:p><text:span text:style-name="T14"><text:tab/></text:span><text:span text:style-name="T14">xc_sown</text:span></text:p>
            <text:p><text:span text:style-name="T14"><text:tab/></text:span><text:span text:style-name="T14">xcpickown</text:span></text:p>
          </draw:text-box>
        </draw:frame>
        <draw:custom-shape draw:style-name="gr156" draw:text-style-name="P39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157" draw:text-style-name="P39" xml:id="id142" draw:id="id142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58" draw:text-style-name="P39" xml:id="id143" draw:id="id143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28" draw:layer="layout" svg:x1="18.867cm" svg:y1="7.449cm" svg:x2="18.867cm" svg:y2="8.403cm" draw:start-shape="id142" draw:start-glue-point="2" draw:end-shape="id143" draw:end-glue-point="0" svg:d="M18867 7449v954" svg:viewBox="0 0 1 955">
          <text:p/>
        </draw:connector>
      </draw:page>
      <draw:page draw:name="page17" draw:style-name="dp1" draw:master-page-name="Default">
        <draw:custom-shape draw:style-name="gr159" xml:id="id170" draw:id="id170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1" xml:id="id148" draw:id="id148" draw:layer="layout" svg:width="25.902cm" svg:height="2.17cm" svg:x="1.038cm" svg:y="8.221cm">
          <text:p text:style-name="P51">Picker</text:p>
          <draw:enhanced-geometry svg:viewBox="0 0 21600 21600" draw:type="rectangle" draw:enhanced-path="M 0 0 L 21600 0 21600 21600 0 21600 0 0 Z N"/>
        </draw:custom-shape>
        <draw:custom-shape draw:style-name="gr161" draw:text-style-name="P51" xml:id="id158" draw:id="id158" draw:layer="layout" svg:width="25.902cm" svg:height="1.993cm" svg:x="1cm" svg:y="10.842cm">
          <text:p text:style-name="P51">Child</text:p>
          <draw:enhanced-geometry svg:viewBox="0 0 21600 21600" draw:type="rectangle" draw:enhanced-path="M 0 0 L 21600 0 21600 21600 0 21600 0 0 Z N"/>
        </draw:custom-shape>
        <draw:custom-shape draw:style-name="gr162" draw:text-style-name="P51" xml:id="id172" draw:id="id172" draw:layer="layout" svg:width="25.902cm" svg:height="2.593cm" svg:x="1cm" svg:y="5.292cm">
          <text:p text:style-name="P51">Grandslam</text:p>
          <draw:enhanced-geometry svg:viewBox="0 0 21600 21600" draw:type="rectangle" draw:enhanced-path="M 0 0 L 21600 0 21600 21600 0 21600 0 0 Z N"/>
        </draw:custom-shape>
        <draw:custom-shape draw:style-name="gr163" draw:text-style-name="P49" xml:id="id174" draw:id="id174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1" draw:layer="layout" svg:width="7.938cm" svg:height="0.971cm" svg:x="1cm" svg:y="1cm">
          <draw:text-box>
            <text:p text:style-name="P31"><text:span text:style-name="T6">Captuer Deco Chain </text:span></text:p>
          </draw:text-box>
        </draw:frame>
        <draw:custom-shape draw:style-name="gr81" draw:text-style-name="P15" xml:id="id144" draw:id="id144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xml:id="id145" draw:id="id145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xml:id="id146" draw:id="id146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9" xml:id="id173" draw:id="id173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PickCross</text:p>
          <draw:enhanced-geometry svg:viewBox="0 0 21600 21600" draw:type="rectangle" draw:enhanced-path="M 0 0 L 21600 0 21600 21600 0 21600 0 0 Z N"/>
        </draw:custom-shape>
        <draw:connector draw:style-name="gr77" draw:text-style-name="P31" draw:layer="layout" svg:x1="14.208cm" svg:y1="2.297cm" svg:x2="14.208cm" svg:y2="2.767cm" draw:start-shape="id144" draw:start-glue-point="2" draw:end-shape="id145" draw:end-glue-point="0" svg:d="M14208 2297v470" svg:viewBox="0 0 1 471">
          <text:p/>
        </draw:connector>
        <draw:connector draw:style-name="gr77" draw:text-style-name="P31" draw:layer="layout" svg:x1="14.208cm" svg:y1="3.501cm" svg:x2="14.208cm" svg:y2="4.034cm" draw:start-shape="id145" draw:start-glue-point="2" draw:end-shape="id146" draw:end-glue-point="0" svg:d="M14208 3501v533" svg:viewBox="0 0 1 534">
          <text:p/>
        </draw:connector>
        <draw:custom-shape draw:style-name="gr163" draw:text-style-name="P49" xml:id="id175" draw:id="id175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9" xml:id="id150" draw:id="id150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9" xml:id="id149" draw:id="id149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MakeChild</text:p>
          <draw:enhanced-geometry svg:viewBox="0 0 21600 21600" draw:type="rectangle" draw:enhanced-path="M 0 0 L 21600 0 21600 21600 0 21600 0 0 Z N"/>
        </draw:custom-shape>
        <draw:custom-shape draw:style-name="gr167" draw:text-style-name="P49" xml:id="id151" draw:id="id151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9" xml:id="id152" draw:id="id152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9" xml:id="id153" draw:id="id153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157" draw:id="id157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9" xml:id="id154" draw:id="id154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155" draw:id="id155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156" draw:id="id156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9" xml:id="id159" draw:id="id159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9" xml:id="id160" draw:id="id160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Single</text:p>
          <draw:enhanced-geometry svg:viewBox="0 0 21600 21600" draw:type="rectangle" draw:enhanced-path="M 0 0 L 21600 0 21600 21600 0 21600 0 0 Z N"/>
        </draw:custom-shape>
        <draw:custom-shape draw:style-name="gr172" draw:text-style-name="P49" xml:id="id161" draw:id="id161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9" xml:id="id162" draw:id="id162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9" xml:id="id168" draw:id="id168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164" draw:id="id164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5" xml:id="id165" draw:id="id165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5" xml:id="id166" draw:id="id166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5" xml:id="id163" draw:id="id163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5" xml:id="id169" draw:id="id169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5" xml:id="id167" draw:id="id167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9" xml:id="id171" draw:id="id171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1" xml:id="id147" draw:id="id147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4.209cm" svg:y1="1cm" svg:x2="14.208cm" svg:y2="1.563cm" draw:start-shape="id147" draw:start-glue-point="8" draw:end-shape="id144" draw:end-glue-point="0" svg:d="M14209 1000v274h-1v289" svg:viewBox="0 0 2 564">
          <text:p/>
        </draw:connector>
        <draw:frame draw:style-name="gr179" draw:text-style-name="P52" draw:layer="layout" svg:width="6.35cm" svg:height="3.175cm" svg:x="19.415cm" svg:y="1.317cm">
          <draw:text-box>
            <text:p><text:span text:style-name="T14">Notes:</text:span></text:p>
            <text:list text:style-name="L1">
              <text:list-item>
                <text:p><text:span text:style-name="T14">Not all paths are allowed: see ginfo_rules.</text:span></text:p>
              </text:list-item>
              <text:list-item>
                <text:p><text:span text:style-name="T14">Child and Grand Slam decos cannot occur together.</text:span></text:p>
              </text:list-item>
            </text:list>
          </draw:text-box>
        </draw:frame>
        <draw:connector draw:style-name="gr77" draw:text-style-name="P31" draw:layer="layout" svg:x1="13.989cm" svg:y1="10.391cm" svg:x2="3.625cm" svg:y2="11.778cm" draw:start-shape="id148" draw:start-glue-point="2" draw:end-shape="id149" draw:end-glue-point="0" svg:d="M13989 10391v694h-10364v693" svg:viewBox="0 0 10365 1388">
          <text:p/>
        </draw:connector>
        <draw:connector draw:style-name="gr77" draw:text-style-name="P31" draw:layer="layout" svg:x1="13.989cm" svg:y1="10.391cm" svg:x2="8.331cm" svg:y2="11.778cm" draw:start-shape="id148" draw:start-glue-point="2" draw:end-shape="id150" draw:end-glue-point="0" svg:d="M13989 10391v693h-5658v694" svg:viewBox="0 0 5659 1388">
          <text:p/>
        </draw:connector>
        <draw:connector draw:style-name="gr77" draw:text-style-name="P31" draw:layer="layout" svg:x1="13.989cm" svg:y1="10.391cm" svg:x2="13.038cm" svg:y2="11.778cm" draw:start-shape="id148" draw:start-glue-point="2" draw:end-shape="id151" draw:end-glue-point="0" svg:d="M13989 10391v693h-951v694" svg:viewBox="0 0 952 1388">
          <text:p/>
        </draw:connector>
        <draw:connector draw:style-name="gr77" draw:text-style-name="P31" draw:layer="layout" svg:x1="13.989cm" svg:y1="10.391cm" svg:x2="17.745cm" svg:y2="11.778cm" draw:start-shape="id148" draw:start-glue-point="2" draw:end-shape="id152" draw:end-glue-point="0" svg:d="M13989 10391v693h3756v694" svg:viewBox="0 0 3757 1388">
          <text:p/>
        </draw:connector>
        <draw:connector draw:style-name="gr77" draw:text-style-name="P31" draw:layer="layout" svg:x1="13.989cm" svg:y1="10.391cm" svg:x2="22.451cm" svg:y2="11.778cm" draw:start-shape="id148" draw:start-glue-point="2" draw:end-shape="id153" draw:end-glue-point="0" svg:d="M13989 10391v693h8462v694" svg:viewBox="0 0 8463 1388">
          <text:p/>
        </draw:connector>
        <draw:connector draw:style-name="gr28" draw:layer="layout" svg:x1="24.058cm" svg:y1="6.243cm" svg:x2="19.227cm" svg:y2="6.715cm" draw:start-shape="id154" draw:start-glue-point="2" draw:end-shape="id155" draw:end-glue-point="4" svg:d="M24058 6243v623h-3084v-670h-1747v519" svg:viewBox="0 0 4832 671">
          <text:p/>
        </draw:connector>
        <draw:connector draw:style-name="gr28" draw:layer="layout" draw:line-skew="0cm 3.008cm" svg:x1="24.058cm" svg:y1="6.243cm" svg:x2="13.266cm" svg:y2="6.715cm" draw:start-shape="id154" draw:start-glue-point="2" draw:end-shape="id156" draw:end-glue-point="4" svg:d="M24058 6243v623h-3056v-670h-7736v519" svg:viewBox="0 0 10793 671">
          <text:p/>
        </draw:connector>
        <draw:connector draw:style-name="gr28" draw:layer="layout" draw:line-skew="0cm 5.491cm" svg:x1="24.058cm" svg:y1="6.243cm" svg:x2="8.186cm" svg:y2="6.715cm" draw:start-shape="id154" draw:start-glue-point="2" draw:end-shape="id157" draw:end-glue-point="4" svg:d="M24058 6243v623h-3113v-670h-12759v519" svg:viewBox="0 0 15873 671">
          <text:p/>
        </draw:connector>
        <draw:connector draw:style-name="gr77" draw:text-style-name="P31" draw:layer="layout" draw:line-skew="-0.061cm" svg:x1="13.951cm" svg:y1="12.835cm" svg:x2="7.008cm" svg:y2="14.687cm" draw:start-shape="id158" draw:start-glue-point="2" draw:end-shape="id159" svg:d="M13951 12835v865h-6943v987" svg:viewBox="0 0 6944 1853">
          <text:p/>
        </draw:connector>
        <draw:connector draw:style-name="gr77" draw:text-style-name="P31" draw:layer="layout" draw:line-skew="-0.746cm" svg:x1="13.951cm" svg:y1="12.835cm" svg:x2="2.839cm" svg:y2="16.057cm" draw:start-shape="id158" draw:start-glue-point="2" draw:end-shape="id160" draw:end-glue-point="0" svg:d="M13951 12835v864h-11112v2358" svg:viewBox="0 0 11113 3223">
          <text:p/>
        </draw:connector>
        <draw:connector draw:style-name="gr77" draw:text-style-name="P31" draw:layer="layout" draw:line-skew="-0.746cm" svg:x1="13.951cm" svg:y1="12.835cm" svg:x2="11.198cm" svg:y2="16.057cm" draw:start-shape="id158" draw:start-glue-point="2" draw:end-shape="id161" draw:end-glue-point="0" svg:d="M13951 12835v865h-2753v2357" svg:viewBox="0 0 2754 3223">
          <text:p/>
        </draw:connector>
        <draw:connector draw:style-name="gr77" draw:text-style-name="P31" draw:layer="layout" draw:line-skew="-0.061cm" svg:x1="13.951cm" svg:y1="12.835cm" svg:x2="15.264cm" svg:y2="14.687cm" draw:start-shape="id158" draw:start-glue-point="2" draw:end-shape="id162" draw:end-glue-point="0" svg:d="M13951 12835v865h1313v987" svg:viewBox="0 0 1314 1853">
          <text:p/>
        </draw:connector>
        <draw:connector draw:style-name="gr77" draw:text-style-name="P31" draw:layer="layout" draw:line-skew="0.159cm" svg:x1="13.951cm" svg:y1="12.835cm" svg:x2="22.336cm" svg:y2="14.248cm" draw:start-shape="id158" draw:start-glue-point="2" draw:end-shape="id163" draw:end-glue-point="0" svg:d="M13951 12835v865h8385v548" svg:viewBox="0 0 8386 1414">
          <text:p/>
        </draw:connector>
        <draw:connector draw:style-name="gr77" draw:text-style-name="P31" draw:layer="layout" svg:x1="7.008cm" svg:y1="15.375cm" svg:x2="7.008cm" svg:y2="16.057cm" draw:start-shape="id159" draw:start-glue-point="2" draw:end-shape="id164" draw:end-glue-point="0" svg:d="M7008 15375v682" svg:viewBox="0 0 1 683">
          <text:p/>
        </draw:connector>
        <draw:connector draw:style-name="gr77" draw:text-style-name="P31" draw:layer="layout" svg:x1="15.264cm" svg:y1="15.375cm" svg:x2="15.264cm" svg:y2="16.057cm" draw:start-shape="id162" draw:start-glue-point="2" draw:end-shape="id165" draw:end-glue-point="0" svg:d="M15264 15375v682" svg:viewBox="0 0 1 683">
          <text:p/>
        </draw:connector>
        <draw:connector draw:style-name="gr77" draw:text-style-name="P31" draw:layer="layout" svg:x1="22.336cm" svg:y1="14.981cm" svg:x2="22.336cm" svg:y2="15.42cm" draw:start-shape="id163" draw:start-glue-point="2" draw:end-shape="id166" draw:end-glue-point="0" svg:d="M22336 14981v439" svg:viewBox="0 0 1 440">
          <text:p/>
        </draw:connector>
        <draw:connector draw:style-name="gr77" draw:text-style-name="P31" draw:layer="layout" svg:x1="20.131cm" svg:y1="17.539cm" svg:x2="22.336cm" svg:y2="18.195cm" draw:start-shape="id167" draw:start-glue-point="2" draw:end-shape="id168" draw:end-glue-point="0" svg:d="M20131 17539v380h2205v276" svg:viewBox="0 0 2206 657">
          <text:p/>
        </draw:connector>
        <draw:connector draw:style-name="gr77" draw:text-style-name="P31" draw:layer="layout" svg:x1="24.777cm" svg:y1="17.539cm" svg:x2="22.336cm" svg:y2="18.195cm" draw:start-shape="id169" draw:start-glue-point="2" draw:end-shape="id168" draw:end-glue-point="0" svg:d="M24777 17539v380h-2441v276" svg:viewBox="0 0 2442 657">
          <text:p/>
        </draw:connector>
        <draw:connector draw:style-name="gr77" draw:text-style-name="P31" draw:layer="layout" svg:x1="22.336cm" svg:y1="16.153cm" svg:x2="20.131cm" svg:y2="16.806cm" draw:start-shape="id166" draw:start-glue-point="2" draw:end-shape="id167" draw:end-glue-point="0" svg:d="M22336 16153v379h-2205v274" svg:viewBox="0 0 2206 654">
          <text:p/>
        </draw:connector>
        <draw:connector draw:style-name="gr77" draw:text-style-name="P31" draw:layer="layout" svg:x1="22.336cm" svg:y1="16.153cm" svg:x2="24.777cm" svg:y2="16.806cm" draw:start-shape="id166" draw:start-glue-point="2" draw:end-shape="id169" draw:end-glue-point="0" svg:d="M22336 16153v379h2441v274" svg:viewBox="0 0 2442 654">
          <text:p/>
        </draw:connector>
        <draw:connector draw:style-name="gr77" draw:text-style-name="P31" draw:layer="layout" svg:x1="13.97cm" svg:y1="19.35cm" svg:x2="13.97cm" svg:y2="19.987cm" draw:start-shape="id170" draw:start-glue-point="2" draw:end-shape="id171" draw:end-glue-point="0" svg:d="M13970 19350v637" svg:viewBox="0 0 1 638">
          <text:p/>
        </draw:connector>
        <draw:connector draw:style-name="gr77" draw:text-style-name="P31" draw:layer="layout" svg:x1="14.208cm" svg:y1="4.768cm" svg:x2="7.039cm" svg:y2="6.715cm" draw:start-shape="id146" draw:start-glue-point="2" draw:end-shape="id157" draw:end-glue-point="0" svg:d="M14208 4768v973h-7169v974" svg:viewBox="0 0 7170 1948">
          <text:p/>
        </draw:connector>
        <draw:connector draw:style-name="gr77" draw:text-style-name="P31" draw:layer="layout" draw:line-skew="-0.434cm" svg:x1="18.08cm" svg:y1="6.715cm" svg:x2="12.119cm" svg:y2="6.715cm" draw:start-shape="id155" draw:start-glue-point="0" draw:end-shape="id156" draw:end-glue-point="0" svg:d="M18080 6715v-953h-5961v953" svg:viewBox="0 0 5962 954">
          <text:p/>
        </draw:connector>
        <draw:connector draw:style-name="gr77" draw:text-style-name="P31" draw:layer="layout" svg:x1="13.951cm" svg:y1="7.885cm" svg:x2="6.659cm" svg:y2="9.023cm" draw:start-shape="id172" draw:start-glue-point="2" draw:end-shape="id173" draw:end-glue-point="0" svg:d="M13951 7885v569h-7292v569" svg:viewBox="0 0 7293 1139">
          <text:p/>
        </draw:connector>
        <draw:connector draw:style-name="gr77" draw:text-style-name="P31" draw:layer="layout" svg:x1="13.951cm" svg:y1="7.885cm" svg:x2="12.38cm" svg:y2="9.08cm" draw:start-shape="id172" draw:start-glue-point="2" draw:end-shape="id174" draw:end-glue-point="0" svg:d="M13951 7885v597h-1571v598" svg:viewBox="0 0 1572 1196">
          <text:p/>
        </draw:connector>
        <draw:connector draw:style-name="gr77" draw:text-style-name="P31" draw:layer="layout" svg:x1="13.951cm" svg:y1="7.885cm" svg:x2="18.057cm" svg:y2="9.08cm" draw:start-shape="id172" draw:start-glue-point="2" draw:end-shape="id175" draw:end-glue-point="0" svg:d="M13951 7885v597h4106v598" svg:viewBox="0 0 4107 1196">
          <text:p/>
        </draw:connector>
      </draw:page>
      <draw:page draw:name="page18" draw:style-name="dp1" draw:master-page-name="Default">
        <draw:frame draw:style-name="gr78" draw:text-style-name="P22" draw:layer="layout" svg:width="3.493cm" svg:height="4.043cm" svg:x="2.212cm" svg:y="10.842cm">
          <draw:text-box>
            <text:p text:style-name="P43"><text:span text:style-name="T8">State <text:s/>variables:</text:span></text:p>
            <text:p text:style-name="P43"><text:span text:style-name="T8"><text:tab/></text:span><text:span text:style-name="T8">Reads:</text:span></text:p>
            <text:p text:style-name="P43"><text:span text:style-name="T8"><text:tab/></text:span><text:span text:style-name="T8"><text:tab/></text:span><text:span text:style-name="T8">child</text:span></text:p>
            <text:p text:style-name="P43"><text:span text:style-name="T8"><text:tab/></text:span><text:span text:style-name="T8"><text:tab/></text:span><text:span text:style-name="T8">owner</text:span></text:p>
            <text:p text:style-name="P43"><text:span text:style-name="T8"><text:tab/></text:span><text:span text:style-name="T8"><text:tab/></text:span><text:span text:style-name="T8">turn</text:span></text:p>
            <text:p text:style-name="P43"><text:span text:style-name="T8"><text:tab/></text:span><text:span text:style-name="T8">Changes:</text:span></text:p>
            <text:p text:style-name="P43"><text:span text:style-name="T8"><text:tab/></text:span><text:span text:style-name="T8"><text:tab/></text:span><text:span text:style-name="T8">board</text:span></text:p>
            <text:p text:style-name="P43"><text:span text:style-name="T8"><text:tab/></text:span><text:span text:style-name="T8"><text:tab/></text:span><text:span text:style-name="T8">store</text:span></text:p>
            <text:p text:style-name="P43"><text:span text:style-name="T8"><text:tab/></text:span><text:span text:style-name="T8"><text:tab/></text:span></text:p>
          </draw:text-box>
        </draw:frame>
        <draw:frame draw:style-name="gr106" draw:text-style-name="P41" draw:layer="layout" svg:width="14.605cm" svg:height="1.839cm" svg:x="6.397cm" svg:y="1cm">
          <draw:text-box>
            <text:p text:style-name="P31"><text:span text:style-name="T6">Ender &amp; Quiter Decorators and Chains</text:span></text:p>
          </draw:text-box>
        </draw:frame>
        <draw:frame draw:style-name="gr180" draw:text-style-name="P37" draw:layer="layout" svg:width="3.232cm" svg:height="7.983cm" svg:x="6.34cm" svg:y="10.842cm">
          <draw:text-box>
            <text:p text:style-name="P43"><text:span text:style-name="T8">Parameters:</text:span></text:p>
            <text:p text:style-name="P43"><text:span text:style-name="T8"><text:tab/></text:span><text:span text:style-name="T8">capt_min</text:span><text:span text:style-name="T8"><text:tab/></text:span></text:p>
            <text:p text:style-name="P43"><text:span text:style-name="T8"><text:tab/></text:span><text:span text:style-name="T8">capt_next</text:span><text:span text:style-name="T8"><text:tab/></text:span></text:p>
            <text:p text:style-name="P43"><text:span text:style-name="T8"><text:tab/></text:span><text:span text:style-name="T8">capt_on</text:span><text:span text:style-name="T8"><text:tab/></text:span></text:p>
            <text:p text:style-name="P43"><text:span text:style-name="T8"><text:tab/></text:span><text:span text:style-name="T8">capttwoout</text:span><text:span text:style-name="T8"><text:tab/></text:span></text:p>
            <text:p text:style-name="P43"><text:span text:style-name="T8"><text:tab/></text:span><text:span text:style-name="T8">child_cvt</text:span></text:p>
            <text:p text:style-name="P43"><text:span text:style-name="T8"><text:tab/></text:span><text:span text:style-name="T8">child_type</text:span></text:p>
            <text:p text:style-name="P43"><text:span text:style-name="T8"><text:tab/></text:span><text:span text:style-name="T8">crosscapt</text:span><text:span text:style-name="T8"><text:tab/></text:span></text:p>
            <text:p text:style-name="P43"><text:span text:style-name="T8"><text:tab/></text:span><text:span text:style-name="T8">evens</text:span></text:p>
            <text:p text:style-name="P43"><text:span text:style-name="T8"><text:tab/></text:span><text:span text:style-name="T8">goal</text:span></text:p>
            <text:p text:style-name="P43"><text:span text:style-name="T8"><text:tab/></text:span><text:span text:style-name="T8">gparam_one</text:span></text:p>
            <text:p text:style-name="P43"><text:span text:style-name="T8"><text:tab/></text:span><text:span text:style-name="T8">min_move</text:span></text:p>
            <text:p text:style-name="P43"><text:span text:style-name="T8"><text:tab/></text:span><text:span text:style-name="T8">mlaps</text:span></text:p>
            <text:p text:style-name="P43"><text:span text:style-name="T8"><text:tab/></text:span><text:span text:style-name="T8">mustpass</text:span></text:p>
            <text:p text:style-name="P43"><text:span text:style-name="T8"><text:tab/></text:span><text:span text:style-name="T8">mustshare</text:span></text:p>
            <text:p text:style-name="P43"><text:span text:style-name="T8"><text:tab/></text:span><text:span text:style-name="T8">no_sides</text:span></text:p>
            <text:p text:style-name="P43"><text:span text:style-name="T8"><text:tab/></text:span><text:span text:style-name="T8">round_fill</text:span></text:p>
            <text:p text:style-name="P43"><text:span text:style-name="T8"><text:tab/></text:span><text:span text:style-name="T8">rounds</text:span></text:p>
            <text:p text:style-name="P43"><text:span text:style-name="T8"><text:tab/></text:span><text:span text:style-name="T8">sow_own_store</text:span></text:p>
            <text:p text:style-name="P43"><text:span text:style-name="T8"><text:tab/></text:span><text:span text:style-name="T8">stores</text:span></text:p>
          </draw:text-box>
        </draw:frame>
        <draw:custom-shape draw:style-name="gr81" draw:text-style-name="P19" xml:id="id176" draw:id="id176" draw:layer="layout" svg:width="4.332cm" svg:height="0.734cm" svg:x="13.5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9" xml:id="id177" draw:id="id177" draw:layer="layout" svg:width="4.332cm" svg:height="0.734cm" svg:x="13.5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RoundWinner </text:span><text:span text:style-name="T15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178" draw:id="id178" draw:layer="layout" svg:width="4.332cm" svg:height="0.734cm" svg:x="13.5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ClearWinner </text:span><text:span text:style-name="T15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xml:id="id181" draw:id="id181" draw:layer="layout" svg:width="3.642cm" svg:height="0.734cm" svg:x="13.8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183" draw:id="id183" draw:layer="layout" svg:width="4.332cm" svg:height="0.734cm" svg:x="13.5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9" xml:id="id184" draw:id="id184" draw:layer="layout" svg:width="4.177cm" svg:height="0.734cm" svg:x="13.6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15.713cm" svg:y1="5.359cm" svg:x2="15.713cm" svg:y2="6.147cm" draw:start-shape="id176" draw:start-glue-point="2" draw:end-shape="id177" draw:end-glue-point="0" svg:d="M15713 5359v788" svg:viewBox="0 0 1 789">
          <text:p/>
        </draw:connector>
        <draw:connector draw:style-name="gr77" draw:text-style-name="P31" draw:layer="layout" svg:x1="15.713cm" svg:y1="6.881cm" svg:x2="15.713cm" svg:y2="7.654cm" draw:start-shape="id177" draw:start-glue-point="2" draw:end-shape="id178" draw:end-glue-point="0" svg:d="M15713 6881v773" svg:viewBox="0 0 1 774">
          <text:p/>
        </draw:connector>
        <draw:custom-shape draw:style-name="gr183" draw:text-style-name="P39" draw:layer="layout" svg:width="4.938cm" svg:height="0.94cm" svg:x="1.135cm" svg:y="6.2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84" draw:text-style-name="P39" xml:id="id179" draw:id="id179" draw:layer="layout" svg:width="4.332cm" svg:height="0.734cm" svg:x="1.438cm" svg:y="3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85" draw:text-style-name="P39" xml:id="id180" draw:id="id180" draw:layer="layout" svg:width="4.938cm" svg:height="0.852cm" svg:x="1.135cm" svg:y="5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9" xml:id="id186" draw:id="id186" draw:layer="layout" svg:width="4.332cm" svg:height="0.734cm" svg:x="13.5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EndGameWinner </text:span><text:span text:style-name="T16">TAKER</text:span></text:p>
          <draw:enhanced-geometry svg:viewBox="0 0 21600 21600" draw:type="rectangle" draw:enhanced-path="M 0 0 L 21600 0 21600 21600 0 21600 0 0 Z N"/>
        </draw:custom-shape>
        <draw:custom-shape draw:style-name="gr81" draw:text-style-name="P15" xml:id="id185" draw:id="id185" draw:layer="layout" svg:width="4.332cm" svg:height="0.734cm" svg:x="13.5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5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3.604cm" svg:y1="4.474cm" svg:x2="3.604cm" svg:y2="5.485cm" draw:start-shape="id179" draw:start-glue-point="2" draw:end-shape="id180" draw:end-glue-point="0" svg:d="M3604 4474v1011" svg:viewBox="0 0 1 1012">
          <text:p/>
        </draw:connector>
        <draw:connector draw:style-name="gr74" draw:text-style-name="P31" draw:layer="layout" svg:x1="15.713cm" svg:y1="8.388cm" svg:x2="15.713cm" svg:y2="9.161cm" draw:start-shape="id178" draw:start-glue-point="2" draw:end-shape="id181" draw:end-glue-point="0" svg:d="M15713 8388v773" svg:viewBox="0 0 1 774">
          <text:p/>
        </draw:connector>
        <draw:frame draw:style-name="gr187" draw:text-style-name="P54" draw:layer="layout" svg:width="6.667cm" svg:height="7.909cm" svg:x="20.05cm" svg:y="7.032cm">
          <draw:text-box>
            <text:p text:style-name="P53"><text:span text:style-name="T8">CLAIMER: counts owned seeds but does not move them:</text:span></text:p>
            <text:p text:style-name="P53"><text:span text:style-name="T8"><text:tab/></text:span><text:span text:style-name="T8">ClaimSeeds</text:span></text:p>
            <text:p text:style-name="P53"><text:span text:style-name="T8"><text:tab/></text:span><text:span text:style-name="T8">ChildClaimSeeds</text:span></text:p>
            <text:p text:style-name="P53"><text:span text:style-name="T8"><text:tab/></text:span><text:span text:style-name="T8">ClaimOwnSeeds</text:span></text:p>
            <text:p text:style-name="P53"><text:span text:style-name="T8"/></text:p>
            <text:p text:style-name="P53"><text:span text:style-name="T8">TAKER: seeds not in children are claimed and moved to stores:</text:span></text:p>
            <text:p text:style-name="P53"><text:span text:style-name="T8"><text:tab/></text:span><text:span text:style-name="T8">TakeOwnSeeds</text:span></text:p>
            <text:p text:style-name="P53"><text:span text:style-name="T8"><text:tab/></text:span><text:span text:style-name="T8">TakeOnlyChildNStores</text:span></text:p>
            <text:p text:style-name="P53"><text:span text:style-name="T8"/></text:p>
            <text:p text:style-name="P53"><text:span text:style-name="T8">DIVVY: unclaimed seeds are split between players:</text:span></text:p>
            <text:p text:style-name="P53"><text:span text:style-name="T8"><text:tab/></text:span><text:span text:style-name="T8">DivvySeedsStores</text:span></text:p>
            <text:p text:style-name="P53"><text:span text:style-name="T8"><text:tab/></text:span><text:span text:style-name="T8">DivvySeedsChildOnly</text:span></text:p>
            <text:p text:style-name="P53"><text:span text:style-name="T8"/></text:p>
            <text:p text:style-name="P53"><text:span text:style-name="T8">Note:</text:span></text:p>
            <text:p text:style-name="P53"><text:span text:style-name="T8">* Uses get_allowable_holes</text:span></text:p>
          </draw:text-box>
        </draw:frame>
        <draw:custom-shape draw:style-name="gr75" draw:text-style-name="P31" xml:id="id182" draw:id="id182" draw:layer="layout" svg:width="0.317cm" svg:height="0.318cm" svg:x="18.5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18.714cm" svg:y1="3.459cm" svg:x2="15.713cm" svg:y2="4.625cm" draw:start-shape="id182" draw:start-glue-point="8" draw:end-shape="id176" draw:end-glue-point="0" svg:d="M18714 3459v575h-3001v591" svg:viewBox="0 0 3002 1167">
          <text:p/>
        </draw:connector>
        <draw:connector draw:style-name="gr77" draw:text-style-name="P31" draw:layer="layout" svg:x1="15.713cm" svg:y1="9.895cm" svg:x2="15.713cm" svg:y2="10.667cm" draw:start-shape="id181" draw:start-glue-point="2" draw:end-shape="id183" draw:end-glue-point="0" svg:d="M15713 9895v772" svg:viewBox="0 0 1 773">
          <text:p/>
        </draw:connector>
        <draw:connector draw:style-name="gr77" draw:text-style-name="P31" draw:layer="layout" svg:x1="15.713cm" svg:y1="11.401cm" svg:x2="15.713cm" svg:y2="12.174cm" draw:start-shape="id183" draw:start-glue-point="2" draw:end-shape="id184" draw:end-glue-point="0" svg:d="M15713 11401v773" svg:viewBox="0 0 1 774">
          <text:p/>
        </draw:connector>
        <draw:connector draw:style-name="gr77" draw:text-style-name="P31" draw:layer="layout" svg:x1="15.713cm" svg:y1="12.908cm" svg:x2="15.713cm" svg:y2="13.681cm" draw:start-shape="id184" draw:start-glue-point="2" draw:end-shape="id185" draw:end-glue-point="0" svg:d="M15713 12908v773" svg:viewBox="0 0 1 774">
          <text:p/>
        </draw:connector>
        <draw:connector draw:style-name="gr77" draw:text-style-name="P31" draw:layer="layout" svg:x1="15.713cm" svg:y1="14.415cm" svg:x2="15.713cm" svg:y2="15.188cm" draw:start-shape="id185" draw:start-glue-point="2" draw:end-shape="id186" draw:end-glue-point="0" svg:d="M15713 14415v773" svg:viewBox="0 0 1 774">
          <text:p/>
        </draw:connector>
        <draw:custom-shape draw:style-name="gr181" draw:text-style-name="P42" xml:id="id188" draw:id="id188" draw:layer="layout" svg:width="4.332cm" svg:height="0.734cm" svg:x="15.60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EndGameWinner </text:span><text:span text:style-name="T15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1" xml:id="id187" draw:id="id187" draw:layer="layout" svg:width="0.317cm" svg:height="0.318cm" svg:x="20.413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1" draw:layer="layout" svg:x1="20.572cm" svg:y1="17.429cm" svg:x2="17.771cm" svg:y2="18.681cm" draw:start-shape="id187" draw:start-glue-point="8" draw:end-shape="id188" draw:end-glue-point="0" svg:d="M20572 17429v618h-2801v634" svg:viewBox="0 0 2802 1253">
          <text:p/>
        </draw:connector>
        <draw:custom-shape draw:style-name="gr181" draw:text-style-name="P42" xml:id="id189" draw:id="id189" draw:layer="layout" svg:width="4.332cm" svg:height="0.734cm" svg:x="21.11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20.572cm" svg:y1="17.429cm" svg:x2="23.281cm" svg:y2="18.681cm" draw:start-shape="id187" draw:start-glue-point="8" draw:end-shape="id189" draw:end-glue-point="0" svg:d="M20572 17429v618h2709v634" svg:viewBox="0 0 2710 1253">
          <text:p/>
        </draw:connector>
        <draw:frame draw:style-name="gr188" draw:text-style-name="P4" draw:layer="layout" svg:width="1.378cm" svg:height="0.577cm" svg:x="19.832cm" svg:y="16.299cm">
          <draw:text-box>
            <text:p><text:span text:style-name="T2">Quitter</text:span></text:p>
          </draw:text-box>
        </draw:frame>
        <draw:frame draw:style-name="gr189" draw:text-style-name="P4" draw:layer="layout" svg:width="1.239cm" svg:height="0.577cm" svg:x="18.041cm" svg:y="2.29cm">
          <draw:text-box>
            <text:p><text:span text:style-name="T2">Ender</text:span></text:p>
          </draw:text-box>
        </draw:frame>
        <draw:custom-shape draw:style-name="gr190" draw:text-style-name="P39" draw:layer="layout" svg:width="4.127cm" svg:height="0.826cm" svg:x="7.767cm" svg:y="6.3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laim_seeds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39" xml:id="id190" draw:id="id190" draw:layer="layout" svg:width="4.127cm" svg:height="0.749cm" svg:x="7.767cm" svg:y="5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layer="layout" svg:x1="6.073cm" svg:y1="5.911cm" svg:x2="7.767cm" svg:y2="5.911cm" draw:start-shape="id180" draw:start-glue-point="1" draw:end-shape="id190" draw:end-glue-point="3" svg:d="M6073 5911h1694" svg:viewBox="0 0 1695 1">
          <text:p/>
        </draw:connector>
        <draw:frame draw:style-name="gr192" draw:text-style-name="P52" draw:layer="layout" svg:width="1.327cm" svg:height="0.497cm" svg:x="6.232cm" svg:y="6.068cm">
          <draw:text-box>
            <text:p><text:span text:style-name="T14">optional</text:span></text:p>
          </draw:text-box>
        </draw:frame>
        <draw:custom-shape draw:style-name="gr193" draw:text-style-name="P42" xml:id="id191" draw:id="id191" draw:layer="layout" svg:width="4.762cm" svg:height="0.734cm" svg:x="19.4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14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31" draw:layer="layout" svg:x1="18.714cm" svg:y1="3.459cm" svg:x2="21.796cm" svg:y2="4.625cm" draw:start-shape="id182" draw:start-glue-point="8" draw:end-shape="id191" draw:end-glue-point="0" svg:d="M18714 3459v575h3082v591" svg:viewBox="0 0 3083 116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fill-gradient-name="Gradient_20_1" draw:fill-hatch-name="Red_20_90_20_Degrees_20_Crossed_20_1" draw:fill-image-name="Bitmap_20_1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8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2 Nov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5H14M36S</meta:editing-duration>
    <meta:editing-cycles>102</meta:editing-cycles>
    <meta:generator>LibreOffice/7.3.2.2$Windows_X86_64 LibreOffice_project/49f2b1bff42cfccbd8f788c8dc32c1c309559be0</meta:generator>
    <dc:date>2024-11-02T12:42:02.844000000</dc:date>
    <meta:print-date>2024-09-14T06:59:08.945000000</meta:print-date>
    <meta:document-statistic meta:object-count="477"/>
  </office:meta>
</office:document-meta>
</file>